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4.22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4.82mm"/>
    </style:style>
    <style:style style:name="co4" style:family="table-column">
      <style:table-column-properties fo:break-before="auto" style:column-width="27.06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19.8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bile_AM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MobileLoad</text:p>
          </table:table-cell>
          <table:table-cell office:value-type="string" calcext:value-type="string">
            <text:p>MobileComp</text:p>
          </table:table-cell>
          <table:table-cell office:value-type="string" calcext:value-type="string">
            <text:p>Mobile Network</text:p>
          </table:table-cell>
          <table:table-cell office:value-type="string" calcext:value-type="string">
            <text:p>AMPLoad</text:p>
          </table:table-cell>
          <table:table-cell office:value-type="string" calcext:value-type="string">
            <text:p>AMPComp</text:p>
          </table:table-cell>
          <table:table-cell office:value-type="string" calcext:value-type="string">
            <text:p>AMP net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wo-major-changes-potentially-coming-eus-right-forgotten-global-implications-275047</text:p>
          </table:table-cell>
          <table:table-cell/>
          <table:table-cell table:number-columns-repeated="2" office:value-type="float" office:value="13.4746890000006" calcext:value-type="float">
            <text:p>13.474689</text:p>
          </table:table-cell>
          <table:table-cell table:formula="of:=[.C2]-[.D2]" office:value-type="float" office:value="0" calcext:value-type="float">
            <text:p>0</text:p>
          </table:table-cell>
          <table:table-cell office:value-type="float" office:value="1.83359599999994" calcext:value-type="float">
            <text:p>1.833596</text:p>
          </table:table-cell>
          <table:table-cell office:value-type="float" office:value="1.00479799999994" calcext:value-type="float">
            <text:p>1.004798</text:p>
          </table:table-cell>
          <table:table-cell table:formula="of:=[.F2]-[.G2]" office:value-type="float" office:value="0.828798" calcext:value-type="float">
            <text:p>0.828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words-quality-score-reporting-improvements-275010</text:p>
          </table:table-cell>
          <table:table-cell/>
          <table:table-cell table:number-columns-repeated="2" office:value-type="float" office:value="18.5787060000002" calcext:value-type="float">
            <text:p>18.578706</text:p>
          </table:table-cell>
          <table:table-cell table:formula="of:=[.C3]-[.D3]" office:value-type="float" office:value="0" calcext:value-type="float">
            <text:p>0</text:p>
          </table:table-cell>
          <table:table-cell office:value-type="float" office:value="3.34398999999939" calcext:value-type="float">
            <text:p>3.34399</text:p>
          </table:table-cell>
          <table:table-cell office:value-type="float" office:value="1.0380699999987" calcext:value-type="float">
            <text:p>1.03807</text:p>
          </table:table-cell>
          <table:table-cell table:formula="of:=[.F3]-[.G3]" office:value-type="float" office:value="2.30592000000069" calcext:value-type="float">
            <text:p>2.30592</text:p>
          </table:table-cell>
          <table:table-cell table:number-columns-repeated="2"/>
          <table:table-cell office:value-type="string" calcext:value-type="string">
            <text:p>MobileLoad</text:p>
          </table:table-cell>
          <table:table-cell office:value-type="string" calcext:value-type="string">
            <text:p>MobileComp</text:p>
          </table:table-cell>
          <table:table-cell office:value-type="string" calcext:value-type="string">
            <text:p>Mobile Network</text:p>
          </table:table-cell>
          <table:table-cell office:value-type="string" calcext:value-type="string">
            <text:p>AMPLoad</text:p>
          </table:table-cell>
          <table:table-cell office:value-type="string" calcext:value-type="string">
            <text:p>AMPComp</text:p>
          </table:table-cell>
          <table:table-cell office:value-type="string" calcext:value-type="string">
            <text:p>AMP Network</text:p>
          </table:table-cell>
          <table:table-cell/>
        </table:table-row>
        <table:table-row table:style-name="ro1">
          <table:table-cell office:value-type="string" calcext:value-type="string">
            <text:p>searchengineland.com_compare-6-top-content-management-systems-277117</text:p>
          </table:table-cell>
          <table:table-cell/>
          <table:table-cell table:number-columns-repeated="2" office:value-type="float" office:value="10.4805909999995" calcext:value-type="float">
            <text:p>10.480591</text:p>
          </table:table-cell>
          <table:table-cell table:formula="of:=[.C4]-[.D4]" office:value-type="float" office:value="0" calcext:value-type="float">
            <text:p>0</text:p>
          </table:table-cell>
          <table:table-cell office:value-type="float" office:value="2.39161299999978" calcext:value-type="float">
            <text:p>2.391613</text:p>
          </table:table-cell>
          <table:table-cell office:value-type="float" office:value="1.00892199999998" calcext:value-type="float">
            <text:p>1.008922</text:p>
          </table:table-cell>
          <table:table-cell table:formula="of:=[.F4]-[.G4]" office:value-type="float" office:value="1.3826909999998" calcext:value-type="float">
            <text:p>1.382691</text:p>
          </table:table-cell>
          <table:table-cell/>
          <table:table-cell office:value-type="string" calcext:value-type="string">
            <text:p>MIN</text:p>
          </table:table-cell>
          <table:table-cell table:formula="of:=MIN([.C2:.C192])" office:value-type="float" office:value="6.88938400000006" calcext:value-type="float">
            <text:p>6.889384</text:p>
          </table:table-cell>
          <table:table-cell table:formula="of:=MIN([.D2:.D192])" office:value-type="float" office:value="3.32075599999734" calcext:value-type="float">
            <text:p>3.320756</text:p>
          </table:table-cell>
          <table:table-cell table:formula="of:=MIN([.E2:.E192])" office:value-type="float" office:value="0" calcext:value-type="float">
            <text:p>0</text:p>
          </table:table-cell>
          <table:table-cell table:formula="of:=MIN([.F2:.F192])" office:value-type="float" office:value="1.21873199999936" calcext:value-type="float">
            <text:p>1.218732</text:p>
          </table:table-cell>
          <table:table-cell table:formula="of:=MIN([.G2:.G192])" office:value-type="float" office:value="0.0581899999997381" calcext:value-type="float">
            <text:p>0.05819</text:p>
          </table:table-cell>
          <table:table-cell table:formula="of:=MIN([.H2:.H1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archengineland.com_need-get-google-business-support-use-twitter-270041</text:p>
          </table:table-cell>
          <table:table-cell/>
          <table:table-cell table:number-columns-repeated="2" office:value-type="float" office:value="9.48579400000017" calcext:value-type="float">
            <text:p>9.485794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2" office:value-type="float" office:value="2.91306599999916" calcext:value-type="float">
            <text:p>2.913066</text:p>
          </table:table-cell>
          <table:table-cell table:formula="of:=[.F5]-[.G5]" office:value-type="float" office:value="0" calcext:value-type="float">
            <text:p>0</text:p>
          </table:table-cell>
          <table:table-cell/>
          <table:table-cell office:value-type="string" calcext:value-type="string">
            <text:p>MAX</text:p>
          </table:table-cell>
          <table:table-cell table:formula="of:=MAX([.C2:.C192])" office:value-type="float" office:value="19.2381299999979" calcext:value-type="float">
            <text:p>19.23813</text:p>
          </table:table-cell>
          <table:table-cell table:formula="of:=MAX([.D2:.D192])" office:value-type="float" office:value="19.2381299999979" calcext:value-type="float">
            <text:p>19.23813</text:p>
          </table:table-cell>
          <table:table-cell table:formula="of:=MAX([.E2:.E192])" office:value-type="float" office:value="7.50781900000216" calcext:value-type="float">
            <text:p>7.507819</text:p>
          </table:table-cell>
          <table:table-cell table:formula="of:=MAX([.F2:.F192])" office:value-type="float" office:value="11.8805080000002" calcext:value-type="float">
            <text:p>11.880508</text:p>
          </table:table-cell>
          <table:table-cell table:formula="of:=MAX([.G2:.G192])" office:value-type="float" office:value="7.84408700000131" calcext:value-type="float">
            <text:p>7.844087</text:p>
          </table:table-cell>
          <table:table-cell table:formula="of:=MAX([.H2:.H192])" office:value-type="float" office:value="10.798808999998" calcext:value-type="float">
            <text:p>10.798809</text:p>
          </table:table-cell>
          <table:table-cell/>
        </table:table-row>
        <table:table-row table:style-name="ro1">
          <table:table-cell office:value-type="string" calcext:value-type="string">
            <text:p>searchengineland.com_need-help-explaining-local-search-use-pizza-227448</text:p>
          </table:table-cell>
          <table:table-cell/>
          <table:table-cell table:number-columns-repeated="2" office:value-type="float" office:value="8.23657400000047" calcext:value-type="float">
            <text:p>8.236574</text:p>
          </table:table-cell>
          <table:table-cell table:formula="of:=[.C6]-[.D6]" office:value-type="float" office:value="0" calcext:value-type="float">
            <text:p>0</text:p>
          </table:table-cell>
          <table:table-cell office:value-type="float" office:value="2.14468200000192" calcext:value-type="float">
            <text:p>2.144682</text:p>
          </table:table-cell>
          <table:table-cell office:value-type="float" office:value="1.22518700000365" calcext:value-type="float">
            <text:p>1.225187</text:p>
          </table:table-cell>
          <table:table-cell table:formula="of:=[.F6]-[.G6]" office:value-type="float" office:value="0.91949499999827" calcext:value-type="float">
            <text:p>0.9194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C2:.C192])" office:value-type="float" office:value="12.1591668324607" calcext:value-type="float">
            <text:p>12.1591668325</text:p>
          </table:table-cell>
          <table:table-cell table:formula="of:=AVERAGE([.D2:.D192])" office:value-type="float" office:value="11.8227472931938" calcext:value-type="float">
            <text:p>11.8227472932</text:p>
          </table:table-cell>
          <table:table-cell table:formula="of:=AVERAGE([.E2:.E192])" office:value-type="float" office:value="0.336419539266911" calcext:value-type="float">
            <text:p>0.3364195393</text:p>
          </table:table-cell>
          <table:table-cell table:formula="of:=AVERAGE([.F2:.F192])" office:value-type="float" office:value="2.77013644502623" calcext:value-type="float">
            <text:p>2.770136445</text:p>
          </table:table-cell>
          <table:table-cell table:formula="of:=AVERAGE([.G2:.G192])" office:value-type="float" office:value="1.6193714764397" calcext:value-type="float">
            <text:p>1.6193714764</text:p>
          </table:table-cell>
          <table:table-cell table:formula="of:=AVERAGE([.H2:.H192])" office:value-type="float" office:value="1.15076496858652" calcext:value-type="float">
            <text:p>1.1507649686</text:p>
          </table:table-cell>
          <table:table-cell/>
        </table:table-row>
        <table:table-row table:style-name="ro1">
          <table:table-cell office:value-type="string" calcext:value-type="string">
            <text:p>searchengineland.com_google-posts-small-businesses-moves-google-business-276764</text:p>
          </table:table-cell>
          <table:table-cell/>
          <table:table-cell office:value-type="float" office:value="7.7378269999972" calcext:value-type="float">
            <text:p>7.737827</text:p>
          </table:table-cell>
          <table:table-cell office:value-type="float" office:value="6.315802000001" calcext:value-type="float">
            <text:p>6.315802</text:p>
          </table:table-cell>
          <table:table-cell table:formula="of:=[.C7]-[.D7]" office:value-type="float" office:value="1.4220249999962" calcext:value-type="float">
            <text:p>1.422025</text:p>
          </table:table-cell>
          <table:table-cell office:value-type="float" office:value="6.24980900000082" calcext:value-type="float">
            <text:p>6.249809</text:p>
          </table:table-cell>
          <table:table-cell office:value-type="float" office:value="4.61150300000008" calcext:value-type="float">
            <text:p>4.611503</text:p>
          </table:table-cell>
          <table:table-cell table:formula="of:=[.F7]-[.G7]" office:value-type="float" office:value="1.63830600000074" calcext:value-type="float">
            <text:p>1.638306</text:p>
          </table:table-cell>
          <table:table-cell/>
          <table:table-cell office:value-type="string" calcext:value-type="string">
            <text:p>Percentage</text:p>
          </table:table-cell>
          <table:table-cell/>
          <table:table-cell table:formula="of:=[.L6]/[.$K$6]*100" office:value-type="float" office:value="97.2332023739588" calcext:value-type="float">
            <text:p>97.233202374</text:p>
          </table:table-cell>
          <table:table-cell table:formula="of:=[.M6]/[.$K$6]*100" office:value-type="float" office:value="2.76679762604119" calcext:value-type="float">
            <text:p>2.766797626</text:p>
          </table:table-cell>
          <table:table-cell/>
          <table:table-cell table:formula="of:=[.O6]/[.$N$6]*100" office:value-type="float" office:value="58.4581845904118" calcext:value-type="float">
            <text:p>58.4581845904</text:p>
          </table:table-cell>
          <table:table-cell table:formula="of:=[.P6]/[.$N$6]*100" office:value-type="float" office:value="41.5418154095882" calcext:value-type="float">
            <text:p>41.5418154096</text:p>
          </table:table-cell>
          <table:table-cell/>
        </table:table-row>
        <table:table-row table:style-name="ro1">
          <table:table-cell office:value-type="string" calcext:value-type="string">
            <text:p>searchengineland.com_3-google-adwords-hacks-drive-high-quality-leads-250161</text:p>
          </table:table-cell>
          <table:table-cell/>
          <table:table-cell table:number-columns-repeated="2" office:value-type="float" office:value="13.8976619999994" calcext:value-type="float">
            <text:p>13.897662</text:p>
          </table:table-cell>
          <table:table-cell table:formula="of:=[.C8]-[.D8]" office:value-type="float" office:value="0" calcext:value-type="float">
            <text:p>0</text:p>
          </table:table-cell>
          <table:table-cell office:value-type="float" office:value="2.34053399999902" calcext:value-type="float">
            <text:p>2.340534</text:p>
          </table:table-cell>
          <table:table-cell office:value-type="float" office:value="1.22859400000016" calcext:value-type="float">
            <text:p>1.228594</text:p>
          </table:table-cell>
          <table:table-cell table:formula="of:=[.F8]-[.G8]" office:value-type="float" office:value="1.11193999999886" calcext:value-type="float">
            <text:p>1.11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-engine-land-seo-survey-220851</text:p>
          </table:table-cell>
          <table:table-cell/>
          <table:table-cell table:number-columns-repeated="2" office:value-type="float" office:value="13.1247629999998" calcext:value-type="float">
            <text:p>13.124763</text:p>
          </table:table-cell>
          <table:table-cell table:formula="of:=[.C9]-[.D9]" office:value-type="float" office:value="0" calcext:value-type="float">
            <text:p>0</text:p>
          </table:table-cell>
          <table:table-cell office:value-type="float" office:value="2.94184300000052" calcext:value-type="float">
            <text:p>2.941843</text:p>
          </table:table-cell>
          <table:table-cell office:value-type="float" office:value="1.03587399999742" calcext:value-type="float">
            <text:p>1.035874</text:p>
          </table:table-cell>
          <table:table-cell table:formula="of:=[.F9]-[.G9]" office:value-type="float" office:value="1.9059690000031" calcext:value-type="float">
            <text:p>1.90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help-wanted-hiring-associate-features-editor-213952</text:p>
          </table:table-cell>
          <table:table-cell/>
          <table:table-cell office:value-type="float" office:value="8.27137199999925" calcext:value-type="float">
            <text:p>8.271372</text:p>
          </table:table-cell>
          <table:table-cell office:value-type="float" office:value="6.15340899999864" calcext:value-type="float">
            <text:p>6.153409</text:p>
          </table:table-cell>
          <table:table-cell table:formula="of:=[.C10]-[.D10]" office:value-type="float" office:value="2.11796300000061" calcext:value-type="float">
            <text:p>2.117963</text:p>
          </table:table-cell>
          <table:table-cell office:value-type="float" office:value="2.14822499999718" calcext:value-type="float">
            <text:p>2.148225</text:p>
          </table:table-cell>
          <table:table-cell office:value-type="float" office:value="1.48149799999737" calcext:value-type="float">
            <text:p>1.481498</text:p>
          </table:table-cell>
          <table:table-cell table:formula="of:=[.F10]-[.G10]" office:value-type="float" office:value="0.66672699999981" calcext:value-type="float">
            <text:p>0.666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ssistant-guide-270312</text:p>
          </table:table-cell>
          <table:table-cell/>
          <table:table-cell office:value-type="float" office:value="13.9755399999995" calcext:value-type="float">
            <text:p>13.97554</text:p>
          </table:table-cell>
          <table:table-cell office:value-type="float" office:value="13.9755399999995" calcext:value-type="float">
            <text:p>13.97554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float" office:value="8.76880199999869" calcext:value-type="float">
            <text:p>8.768802</text:p>
          </table:table-cell>
          <table:table-cell office:value-type="float" office:value="1.17545199999768" calcext:value-type="float">
            <text:p>1.175452</text:p>
          </table:table-cell>
          <table:table-cell table:formula="of:=[.F11]-[.G11]" office:value-type="float" office:value="7.59335000000101" calcext:value-type="float">
            <text:p>7.59335</text:p>
          </table:table-cell>
          <table:table-cell table:number-columns-repeated="4"/>
          <table:table-cell office:value-type="string" calcext:value-type="string">
            <text:p>sumif (network &gt; 0)</text:p>
          </table:table-cell>
          <table:table-cell office:value-type="string" calcext:value-type="string">
            <text:p>Network &gt; 0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buyers-guide-content-marketing-tools-275035</text:p>
          </table:table-cell>
          <table:table-cell/>
          <table:table-cell office:value-type="float" office:value="12.9779090000002" calcext:value-type="float">
            <text:p>12.977909</text:p>
          </table:table-cell>
          <table:table-cell office:value-type="float" office:value="11.6658200000002" calcext:value-type="float">
            <text:p>11.66582</text:p>
          </table:table-cell>
          <table:table-cell table:formula="of:=[.C12]-[.D12]" office:value-type="float" office:value="1.312089" calcext:value-type="float">
            <text:p>1.312089</text:p>
          </table:table-cell>
          <table:table-cell office:value-type="float" office:value="3.00510100000065" calcext:value-type="float">
            <text:p>3.005101</text:p>
          </table:table-cell>
          <table:table-cell office:value-type="float" office:value="2.44508900000073" calcext:value-type="float">
            <text:p>2.445089</text:p>
          </table:table-cell>
          <table:table-cell table:formula="of:=[.F12]-[.G12]" office:value-type="float" office:value="0.56001199999992" calcext:value-type="float">
            <text:p>0.560012</text:p>
          </table:table-cell>
          <table:table-cell table:number-columns-repeated="3"/>
          <table:table-cell office:value-type="string" calcext:value-type="string">
            <text:p>mobile</text:p>
          </table:table-cell>
          <table:table-cell table:formula="of:=SUMIF([.E2:.E192];&quot;&gt;0&quot;;[.E2:.E192])" office:value-type="float" office:value="64.25613199998" calcext:value-type="float">
            <text:p>64.256132</text:p>
          </table:table-cell>
          <table:table-cell table:formula="of:=COUNTIF([.E2:.E192]; &quot;&gt;0&quot;)" office:value-type="float" office:value="32" calcext:value-type="float">
            <text:p>32</text:p>
          </table:table-cell>
          <table:table-cell table:formula="of:=[.M12]/[.N12]" office:value-type="float" office:value="2.00800412499938" calcext:value-type="float">
            <text:p>2.008004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7-ways-small-retailers-can-compete-with-retail-giants-using-google-shopping-269454</text:p>
          </table:table-cell>
          <table:table-cell/>
          <table:table-cell office:value-type="float" office:value="7.79446400000006" calcext:value-type="float">
            <text:p>7.794464</text:p>
          </table:table-cell>
          <table:table-cell office:value-type="float" office:value="6.24925800000029" calcext:value-type="float">
            <text:p>6.249258</text:p>
          </table:table-cell>
          <table:table-cell table:formula="of:=[.C13]-[.D13]" office:value-type="float" office:value="1.54520599999977" calcext:value-type="float">
            <text:p>1.545206</text:p>
          </table:table-cell>
          <table:table-cell office:value-type="float" office:value="2.71146500000032" calcext:value-type="float">
            <text:p>2.711465</text:p>
          </table:table-cell>
          <table:table-cell office:value-type="float" office:value="1.11273000000074" calcext:value-type="float">
            <text:p>1.11273</text:p>
          </table:table-cell>
          <table:table-cell table:formula="of:=[.F13]-[.G13]" office:value-type="float" office:value="1.59873499999958" calcext:value-type="float">
            <text:p>1.598735</text:p>
          </table:table-cell>
          <table:table-cell table:number-columns-repeated="3"/>
          <table:table-cell office:value-type="string" calcext:value-type="string">
            <text:p>amp</text:p>
          </table:table-cell>
          <table:table-cell table:formula="of:=SUMIF([.H2:.H193];&quot;&gt;0&quot;;[.H3:.H193])" office:value-type="float" office:value="183.550225000023" calcext:value-type="float">
            <text:p>183.550225</text:p>
          </table:table-cell>
          <table:table-cell table:formula="of:=COUNTIF([.H2:.H193]; &quot;&gt;0&quot;)" office:value-type="float" office:value="157" calcext:value-type="float">
            <text:p>157</text:p>
          </table:table-cell>
          <table:table-cell table:formula="of:=[.M13]/[.N13]" office:value-type="float" office:value="1.16910971337594" calcext:value-type="float">
            <text:p>1.1691097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key-local-seo-253785</text:p>
          </table:table-cell>
          <table:table-cell/>
          <table:table-cell table:number-columns-repeated="2" office:value-type="float" office:value="14.3526899999997" calcext:value-type="float">
            <text:p>14.35269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2" office:value-type="float" office:value="2.81425300000046" calcext:value-type="float">
            <text:p>2.814253</text:p>
          </table:table-cell>
          <table:table-cell table:formula="of:=[.F14]-[.G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words-ecpc-bid-cap-removed-274824</text:p>
          </table:table-cell>
          <table:table-cell/>
          <table:table-cell table:number-columns-repeated="2" office:value-type="float" office:value="12.6213829999979" calcext:value-type="float">
            <text:p>12.621383</text:p>
          </table:table-cell>
          <table:table-cell table:formula="of:=[.C15]-[.D15]" office:value-type="float" office:value="0" calcext:value-type="float">
            <text:p>0</text:p>
          </table:table-cell>
          <table:table-cell office:value-type="float" office:value="2.02713999999833" calcext:value-type="float">
            <text:p>2.02714</text:p>
          </table:table-cell>
          <table:table-cell office:value-type="float" office:value="1.55073699999775" calcext:value-type="float">
            <text:p>1.550737</text:p>
          </table:table-cell>
          <table:table-cell table:formula="of:=[.F15]-[.G15]" office:value-type="float" office:value="0.47640300000058" calcext:value-type="float">
            <text:p>0.476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3-actions-get-ready-googles-mobile-search-update-215662</text:p>
          </table:table-cell>
          <table:table-cell/>
          <table:table-cell table:number-columns-repeated="2" office:value-type="float" office:value="12.3538490000028" calcext:value-type="float">
            <text:p>12.353849</text:p>
          </table:table-cell>
          <table:table-cell table:formula="of:=[.C16]-[.D16]" office:value-type="float" office:value="0" calcext:value-type="float">
            <text:p>0</text:p>
          </table:table-cell>
          <table:table-cell office:value-type="float" office:value="4.15505699999994" calcext:value-type="float">
            <text:p>4.155057</text:p>
          </table:table-cell>
          <table:table-cell office:value-type="float" office:value="1.16057199999978" calcext:value-type="float">
            <text:p>1.160572</text:p>
          </table:table-cell>
          <table:table-cell table:formula="of:=[.F16]-[.G16]" office:value-type="float" office:value="2.99448500000016" calcext:value-type="float">
            <text:p>2.994485</text:p>
          </table:table-cell>
          <table:table-cell table:number-columns-repeated="4"/>
          <table:table-cell office:value-type="string" calcext:value-type="string">
            <text:p>sumif (network &gt; 0, computation)</text:p>
          </table:table-cell>
          <table:table-cell office:value-type="string" calcext:value-type="string">
            <text:p>Network &gt; 0</text:p>
          </table:table-cell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bing-ads-rolls-merchant-promotions-shopping-campaigns-us-273984</text:p>
          </table:table-cell>
          <table:table-cell/>
          <table:table-cell table:number-columns-repeated="2" office:value-type="float" office:value="14.2243039999994" calcext:value-type="float">
            <text:p>14.224304</text:p>
          </table:table-cell>
          <table:table-cell table:formula="of:=[.C17]-[.D17]" office:value-type="float" office:value="0" calcext:value-type="float">
            <text:p>0</text:p>
          </table:table-cell>
          <table:table-cell office:value-type="float" office:value="2.05739299999914" calcext:value-type="float">
            <text:p>2.057393</text:p>
          </table:table-cell>
          <table:table-cell office:value-type="float" office:value="1.049837999999" calcext:value-type="float">
            <text:p>1.049838</text:p>
          </table:table-cell>
          <table:table-cell table:formula="of:=[.F17]-[.G17]" office:value-type="float" office:value="1.00755500000014" calcext:value-type="float">
            <text:p>1.007555</text:p>
          </table:table-cell>
          <table:table-cell table:number-columns-repeated="3"/>
          <table:table-cell office:value-type="string" calcext:value-type="string">
            <text:p>mobile</text:p>
          </table:table-cell>
          <table:table-cell table:formula="of:=SUMIF([.E2:.E197];&quot;&gt;0&quot;;[.D7:.D197])" office:value-type="float" office:value="382.619990000009" calcext:value-type="float">
            <text:p>382.61999</text:p>
          </table:table-cell>
          <table:table-cell table:formula="of:=COUNTIF([.E2:.E197]; &quot;&gt;0&quot;)" office:value-type="float" office:value="32" calcext:value-type="float">
            <text:p>32</text:p>
          </table:table-cell>
          <table:table-cell table:formula="of:=[.M17]/[.N17]" office:value-type="float" office:value="11.9568746875003" calcext:value-type="float">
            <text:p>11.95687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perfect-structure-managing-profitable-shopping-ads-276168</text:p>
          </table:table-cell>
          <table:table-cell/>
          <table:table-cell table:number-columns-repeated="2" office:value-type="float" office:value="10.4823350000006" calcext:value-type="float">
            <text:p>10.482335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2" office:value-type="float" office:value="7.06771299999991" calcext:value-type="float">
            <text:p>7.067713</text:p>
          </table:table-cell>
          <table:table-cell table:formula="of:=[.F18]-[.G1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mp</text:p>
          </table:table-cell>
          <table:table-cell table:formula="of:=SUMIF([.H2:.H198];&quot;&gt;0&quot;;[.G8:.G198])" office:value-type="float" office:value="239.941994999969" calcext:value-type="float">
            <text:p>239.941995</text:p>
          </table:table-cell>
          <table:table-cell table:formula="of:=COUNTIF([.H2:.H198]; &quot;&gt;0&quot;)" office:value-type="float" office:value="157" calcext:value-type="float">
            <text:p>157</text:p>
          </table:table-cell>
          <table:table-cell table:formula="of:=[.M18]/[.N18]" office:value-type="float" office:value="1.52829296178324" calcext:value-type="float">
            <text:p>1.5282929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engineland.com_new-rlsa-strategies-search-marketers-2-275675</text:p>
          </table:table-cell>
          <table:table-cell/>
          <table:table-cell table:number-columns-repeated="2" office:value-type="float" office:value="13.8131490000014" calcext:value-type="float">
            <text:p>13.813149</text:p>
          </table:table-cell>
          <table:table-cell table:formula="of:=[.C19]-[.D19]" office:value-type="float" office:value="0" calcext:value-type="float">
            <text:p>0</text:p>
          </table:table-cell>
          <table:table-cell office:value-type="float" office:value="2.52364300000045" calcext:value-type="float">
            <text:p>2.523643</text:p>
          </table:table-cell>
          <table:table-cell office:value-type="float" office:value="1.15214600000036" calcext:value-type="float">
            <text:p>1.152146</text:p>
          </table:table-cell>
          <table:table-cell table:formula="of:=[.F19]-[.G19]" office:value-type="float" office:value="1.37149700000009" calcext:value-type="float">
            <text:p>1.3714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imple-tips-get-app-indexed-ranked-installed-273388</text:p>
          </table:table-cell>
          <table:table-cell/>
          <table:table-cell table:number-columns-repeated="2" office:value-type="float" office:value="14.9123" calcext:value-type="float">
            <text:p>14.9123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2" office:value-type="float" office:value="2.95440500000041" calcext:value-type="float">
            <text:p>2.954405</text:p>
          </table:table-cell>
          <table:table-cell table:formula="of:=[.F20]-[.G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optimize-surveys-adwords-integrations-275671</text:p>
          </table:table-cell>
          <table:table-cell/>
          <table:table-cell table:number-columns-repeated="2" office:value-type="float" office:value="13.5479770000002" calcext:value-type="float">
            <text:p>13.547977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2" office:value-type="float" office:value="6.6589129999993" calcext:value-type="float">
            <text:p>6.658913</text:p>
          </table:table-cell>
          <table:table-cell table:formula="of:=[.F21]-[.G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f network &gt; 0; then calculate the pag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engineland.com_kpis-seo-measuring-seo-success-254773</text:p>
          </table:table-cell>
          <table:table-cell/>
          <table:table-cell table:number-columns-repeated="2" office:value-type="float" office:value="8.82020900000134" calcext:value-type="float">
            <text:p>8.820209</text:p>
          </table:table-cell>
          <table:table-cell table:formula="of:=[.C22]-[.D22]" office:value-type="float" office:value="0" calcext:value-type="float">
            <text:p>0</text:p>
          </table:table-cell>
          <table:table-cell office:value-type="float" office:value="2.51179899999988" calcext:value-type="float">
            <text:p>2.511799</text:p>
          </table:table-cell>
          <table:table-cell office:value-type="float" office:value="1.22938699999941" calcext:value-type="float">
            <text:p>1.229387</text:p>
          </table:table-cell>
          <table:table-cell table:formula="of:=[.F22]-[.G22]" office:value-type="float" office:value="1.28241200000047" calcext:value-type="float">
            <text:p>1.282412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netw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Percent_comp</text:p>
          </table:table-cell>
          <table:table-cell office:value-type="string" calcext:value-type="string">
            <text:p>Percent_Netw</text:p>
          </table:table-cell>
        </table:table-row>
        <table:table-row table:style-name="ro1">
          <table:table-cell office:value-type="string" calcext:value-type="string">
            <text:p>searchengineland.com_yext-ipo-triumph-local-seo-274548</text:p>
          </table:table-cell>
          <table:table-cell/>
          <table:table-cell table:number-columns-repeated="2" office:value-type="float" office:value="11.7236889999986" calcext:value-type="float">
            <text:p>11.723689</text:p>
          </table:table-cell>
          <table:table-cell table:formula="of:=[.C23]-[.D23]" office:value-type="float" office:value="0" calcext:value-type="float">
            <text:p>0</text:p>
          </table:table-cell>
          <table:table-cell office:value-type="float" office:value="2.15367200000037" calcext:value-type="float">
            <text:p>2.153672</text:p>
          </table:table-cell>
          <table:table-cell office:value-type="float" office:value="1.24728799999867" calcext:value-type="float">
            <text:p>1.247288</text:p>
          </table:table-cell>
          <table:table-cell table:formula="of:=[.F23]-[.G23]" office:value-type="float" office:value="0.9063840000017" calcext:value-type="float">
            <text:p>0.906384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table:formula="of:=[.O17]" office:value-type="float" office:value="11.9568746875003" calcext:value-type="float">
            <text:p>11.9568746875</text:p>
          </table:table-cell>
          <table:table-cell table:formula="of:=[.O12]" office:value-type="float" office:value="2.00800412499938" calcext:value-type="float">
            <text:p>2.008004125</text:p>
          </table:table-cell>
          <table:table-cell table:formula="of:=[.L23]+[.M23]" office:value-type="float" office:value="13.9648788124996" calcext:value-type="float">
            <text:p>13.9648788125</text:p>
          </table:table-cell>
          <table:table-cell/>
          <table:table-cell table:formula="of:=[.L23]/[.$N$23]*100" office:value-type="float" office:value="85.621041528824" calcext:value-type="float">
            <text:p>85.6210415288</text:p>
          </table:table-cell>
          <table:table-cell table:formula="of:=[.M23]/[.$N$23]*100" office:value-type="float" office:value="14.378958471176" calcext:value-type="float">
            <text:p>14.3789584712</text:p>
          </table:table-cell>
        </table:table-row>
        <table:table-row table:style-name="ro1">
          <table:table-cell office:value-type="string" calcext:value-type="string">
            <text:p>searchengineland.com_eerie-future-adwords-targeting-260922</text:p>
          </table:table-cell>
          <table:table-cell/>
          <table:table-cell table:number-columns-repeated="2" office:value-type="float" office:value="9.15661200000068" calcext:value-type="float">
            <text:p>9.156612</text:p>
          </table:table-cell>
          <table:table-cell table:formula="of:=[.C24]-[.D24]" office:value-type="float" office:value="0" calcext:value-type="float">
            <text:p>0</text:p>
          </table:table-cell>
          <table:table-cell office:value-type="float" office:value="2.52785300000323" calcext:value-type="float">
            <text:p>2.527853</text:p>
          </table:table-cell>
          <table:table-cell office:value-type="float" office:value="1.11387200000172" calcext:value-type="float">
            <text:p>1.113872</text:p>
          </table:table-cell>
          <table:table-cell table:formula="of:=[.F24]-[.G24]" office:value-type="float" office:value="1.41398100000151" calcext:value-type="float">
            <text:p>1.413981</text:p>
          </table:table-cell>
          <table:table-cell table:number-columns-repeated="2"/>
          <table:table-cell office:value-type="string" calcext:value-type="string">
            <text:p>amp</text:p>
          </table:table-cell>
          <table:table-cell table:formula="of:=[.O18]" office:value-type="float" office:value="1.52829296178324" calcext:value-type="float">
            <text:p>1.5282929618</text:p>
          </table:table-cell>
          <table:table-cell table:formula="of:=[.O13]" office:value-type="float" office:value="1.16910971337594" calcext:value-type="float">
            <text:p>1.1691097134</text:p>
          </table:table-cell>
          <table:table-cell table:formula="of:=[.L24]+[.M24]" office:value-type="float" office:value="2.69740267515918" calcext:value-type="float">
            <text:p>2.6974026752</text:p>
          </table:table-cell>
          <table:table-cell/>
          <table:table-cell table:formula="of:=[.L24]/[.$N$24]*100" office:value-type="float" office:value="56.6579463962699" calcext:value-type="float">
            <text:p>56.6579463963</text:p>
          </table:table-cell>
          <table:table-cell table:formula="of:=[.M24]/[.$N$24]*100" office:value-type="float" office:value="43.3420536037301" calcext:value-type="float">
            <text:p>43.3420536037</text:p>
          </table:table-cell>
        </table:table-row>
        <table:table-row table:style-name="ro1">
          <table:table-cell office:value-type="string" calcext:value-type="string">
            <text:p>searchengineland.com_google-adwords-in-market-audiences-search-campaigns-275611</text:p>
          </table:table-cell>
          <table:table-cell/>
          <table:table-cell table:number-columns-repeated="2" office:value-type="float" office:value="11.9922409999999" calcext:value-type="float">
            <text:p>11.992241</text:p>
          </table:table-cell>
          <table:table-cell table:formula="of:=[.C25]-[.D25]" office:value-type="float" office:value="0" calcext:value-type="float">
            <text:p>0</text:p>
          </table:table-cell>
          <table:table-cell office:value-type="float" office:value="2.13306700000248" calcext:value-type="float">
            <text:p>2.133067</text:p>
          </table:table-cell>
          <table:table-cell office:value-type="float" office:value="1.17202600000382" calcext:value-type="float">
            <text:p>1.172026</text:p>
          </table:table-cell>
          <table:table-cell table:formula="of:=[.F25]-[.G25]" office:value-type="float" office:value="0.96104099999866" calcext:value-type="float">
            <text:p>0.961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nalytics-unifying-user-ids-amp-non-amp-pages-275235</text:p>
          </table:table-cell>
          <table:table-cell/>
          <table:table-cell office:value-type="float" office:value="7.89868500000011" calcext:value-type="float">
            <text:p>7.898685</text:p>
          </table:table-cell>
          <table:table-cell office:value-type="float" office:value="7.89868500000011" calcext:value-type="float">
            <text:p>7.898685</text:p>
          </table:table-cell>
          <table:table-cell table:formula="of:=[.C26]-[.D26]" office:value-type="float" office:value="0" calcext:value-type="float">
            <text:p>0</text:p>
          </table:table-cell>
          <table:table-cell office:value-type="float" office:value="2.08458199999995" calcext:value-type="float">
            <text:p>2.084582</text:p>
          </table:table-cell>
          <table:table-cell office:value-type="float" office:value="1.22161700000015" calcext:value-type="float">
            <text:p>1.221617</text:p>
          </table:table-cell>
          <table:table-cell table:formula="of:=[.F26]-[.G26]" office:value-type="float" office:value="0.8629649999998" calcext:value-type="float">
            <text:p>0.862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home-beauty-beast-promo-271406</text:p>
          </table:table-cell>
          <table:table-cell/>
          <table:table-cell office:value-type="float" office:value="10.8285749999995" calcext:value-type="float">
            <text:p>10.828575</text:p>
          </table:table-cell>
          <table:table-cell office:value-type="float" office:value="3.32075599999734" calcext:value-type="float">
            <text:p>3.320756</text:p>
          </table:table-cell>
          <table:table-cell table:formula="of:=[.C27]-[.D27]" office:value-type="float" office:value="7.50781900000216" calcext:value-type="float">
            <text:p>7.507819</text:p>
          </table:table-cell>
          <table:table-cell office:value-type="float" office:value="6.83938000000126" calcext:value-type="float">
            <text:p>6.83938</text:p>
          </table:table-cell>
          <table:table-cell office:value-type="float" office:value="6.00631300000169" calcext:value-type="float">
            <text:p>6.006313</text:p>
          </table:table-cell>
          <table:table-cell table:formula="of:=[.F27]-[.G27]" office:value-type="float" office:value="0.83306699999957" calcext:value-type="float">
            <text:p>0.833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words-keyword-bidding-interface-change-274949</text:p>
          </table:table-cell>
          <table:table-cell/>
          <table:table-cell office:value-type="float" office:value="13.6769779999995" calcext:value-type="float">
            <text:p>13.676978</text:p>
          </table:table-cell>
          <table:table-cell office:value-type="float" office:value="10.3519659999947" calcext:value-type="float">
            <text:p>10.351966</text:p>
          </table:table-cell>
          <table:table-cell table:formula="of:=[.C28]-[.D28]" office:value-type="float" office:value="3.3250120000048" calcext:value-type="float">
            <text:p>3.325012</text:p>
          </table:table-cell>
          <table:table-cell office:value-type="float" office:value="4.02916800000003" calcext:value-type="float">
            <text:p>4.029168</text:p>
          </table:table-cell>
          <table:table-cell office:value-type="float" office:value="3.3578920000009" calcext:value-type="float">
            <text:p>3.357892</text:p>
          </table:table-cell>
          <table:table-cell table:formula="of:=[.F28]-[.G28]" office:value-type="float" office:value="0.671275999999129" calcext:value-type="float">
            <text:p>0.671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vs-ppc-pros-cons-integrated-approach-274643</text:p>
          </table:table-cell>
          <table:table-cell/>
          <table:table-cell table:number-columns-repeated="2" office:value-type="float" office:value="14.1172339999994" calcext:value-type="float">
            <text:p>14.117234</text:p>
          </table:table-cell>
          <table:table-cell table:formula="of:=[.C29]-[.D29]" office:value-type="float" office:value="0" calcext:value-type="float">
            <text:p>0</text:p>
          </table:table-cell>
          <table:table-cell office:value-type="float" office:value="2.0688540000001" calcext:value-type="float">
            <text:p>2.068854</text:p>
          </table:table-cell>
          <table:table-cell office:value-type="float" office:value="1.25244199999998" calcext:value-type="float">
            <text:p>1.252442</text:p>
          </table:table-cell>
          <table:table-cell table:formula="of:=[.F29]-[.G29]" office:value-type="float" office:value="0.81641200000012" calcext:value-type="float">
            <text:p>0.816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earch-partner-network-friend-foe-241291</text:p>
          </table:table-cell>
          <table:table-cell/>
          <table:table-cell table:number-columns-repeated="2" office:value-type="float" office:value="11.7734329999985" calcext:value-type="float">
            <text:p>11.773433</text:p>
          </table:table-cell>
          <table:table-cell table:formula="of:=[.C30]-[.D30]" office:value-type="float" office:value="0" calcext:value-type="float">
            <text:p>0</text:p>
          </table:table-cell>
          <table:table-cell office:value-type="float" office:value="2.12690000000021" calcext:value-type="float">
            <text:p>2.1269</text:p>
          </table:table-cell>
          <table:table-cell office:value-type="float" office:value="1.25844700000016" calcext:value-type="float">
            <text:p>1.258447</text:p>
          </table:table-cell>
          <table:table-cell table:formula="of:=[.F30]-[.G30]" office:value-type="float" office:value="0.86845300000005" calcext:value-type="float">
            <text:p>0.868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usan-la-flesche-picotte-google-doodle-pays-homage-1st-american-indian-earn-medical-degree-277263</text:p>
          </table:table-cell>
          <table:table-cell/>
          <table:table-cell office:value-type="float" office:value="14.1443429999999" calcext:value-type="float">
            <text:p>14.144343</text:p>
          </table:table-cell>
          <table:table-cell office:value-type="float" office:value="14.1443429999999" calcext:value-type="float">
            <text:p>14.144343</text:p>
          </table:table-cell>
          <table:table-cell table:formula="of:=[.C31]-[.D31]" office:value-type="float" office:value="0" calcext:value-type="float">
            <text:p>0</text:p>
          </table:table-cell>
          <table:table-cell office:value-type="float" office:value="2.12555500000053" calcext:value-type="float">
            <text:p>2.125555</text:p>
          </table:table-cell>
          <table:table-cell office:value-type="float" office:value="1.10474500000054" calcext:value-type="float">
            <text:p>1.104745</text:p>
          </table:table-cell>
          <table:table-cell table:formula="of:=[.F31]-[.G31]" office:value-type="float" office:value="1.02080999999999" calcext:value-type="float">
            <text:p>1.02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-engine-lands-engaging-stories-2016-whole-lotta-google-266825</text:p>
          </table:table-cell>
          <table:table-cell/>
          <table:table-cell table:number-columns-repeated="2" office:value-type="float" office:value="11.0535899999995" calcext:value-type="float">
            <text:p>11.05359</text:p>
          </table:table-cell>
          <table:table-cell table:formula="of:=[.C32]-[.D32]" office:value-type="float" office:value="0" calcext:value-type="float">
            <text:p>0</text:p>
          </table:table-cell>
          <table:table-cell table:number-columns-repeated="2" office:value-type="float" office:value="3.23068899999998" calcext:value-type="float">
            <text:p>3.230689</text:p>
          </table:table-cell>
          <table:table-cell table:formula="of:=[.F32]-[.G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well-played-google-advertisers-finally-get-device-bidding-controls-249644</text:p>
          </table:table-cell>
          <table:table-cell/>
          <table:table-cell office:value-type="float" office:value="13.3313900000012" calcext:value-type="float">
            <text:p>13.33139</text:p>
          </table:table-cell>
          <table:table-cell office:value-type="float" office:value="12.424382000001" calcext:value-type="float">
            <text:p>12.424382</text:p>
          </table:table-cell>
          <table:table-cell table:formula="of:=[.C33]-[.D33]" office:value-type="float" office:value="0.9070080000002" calcext:value-type="float">
            <text:p>0.907008</text:p>
          </table:table-cell>
          <table:table-cell office:value-type="float" office:value="2.34374100000059" calcext:value-type="float">
            <text:p>2.343741</text:p>
          </table:table-cell>
          <table:table-cell office:value-type="float" office:value="1.10438199999953" calcext:value-type="float">
            <text:p>1.104382</text:p>
          </table:table-cell>
          <table:table-cell table:formula="of:=[.F33]-[.G33]" office:value-type="float" office:value="1.23935900000106" calcext:value-type="float">
            <text:p>1.239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et-google-review-links-g-update-237190</text:p>
          </table:table-cell>
          <table:table-cell/>
          <table:table-cell table:number-columns-repeated="2" office:value-type="float" office:value="9.903538999999" calcext:value-type="float">
            <text:p>9.903539</text:p>
          </table:table-cell>
          <table:table-cell table:formula="of:=[.C34]-[.D34]" office:value-type="float" office:value="0" calcext:value-type="float">
            <text:p>0</text:p>
          </table:table-cell>
          <table:table-cell office:value-type="float" office:value="2.07598499999949" calcext:value-type="float">
            <text:p>2.075985</text:p>
          </table:table-cell>
          <table:table-cell office:value-type="float" office:value="1.18856299999606" calcext:value-type="float">
            <text:p>1.188563</text:p>
          </table:table-cell>
          <table:table-cell table:formula="of:=[.F34]-[.G34]" office:value-type="float" office:value="0.88742200000343" calcext:value-type="float">
            <text:p>0.887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news-spammed-drug-spam-dating-sites-276832</text:p>
          </table:table-cell>
          <table:table-cell/>
          <table:table-cell table:number-columns-repeated="2" office:value-type="float" office:value="12.5396640000017" calcext:value-type="float">
            <text:p>12.539664</text:p>
          </table:table-cell>
          <table:table-cell table:formula="of:=[.C35]-[.D35]" office:value-type="float" office:value="0" calcext:value-type="float">
            <text:p>0</text:p>
          </table:table-cell>
          <table:table-cell office:value-type="float" office:value="3.01341800000046" calcext:value-type="float">
            <text:p>3.013418</text:p>
          </table:table-cell>
          <table:table-cell office:value-type="float" office:value="1.18510500000047" calcext:value-type="float">
            <text:p>1.185105</text:p>
          </table:table-cell>
          <table:table-cell table:formula="of:=[.F35]-[.G35]" office:value-type="float" office:value="1.82831299999999" calcext:value-type="float">
            <text:p>1.82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board-android-gets-new-ways-search-emojis-phrase-suggestions-276841</text:p>
          </table:table-cell>
          <table:table-cell/>
          <table:table-cell table:number-columns-repeated="2" office:value-type="float" office:value="13.7135239999989" calcext:value-type="float">
            <text:p>13.713524</text:p>
          </table:table-cell>
          <table:table-cell table:formula="of:=[.C36]-[.D36]" office:value-type="float" office:value="0" calcext:value-type="float">
            <text:p>0</text:p>
          </table:table-cell>
          <table:table-cell office:value-type="float" office:value="2.54770199999984" calcext:value-type="float">
            <text:p>2.547702</text:p>
          </table:table-cell>
          <table:table-cell office:value-type="float" office:value="1.48213699999906" calcext:value-type="float">
            <text:p>1.482137</text:p>
          </table:table-cell>
          <table:table-cell table:formula="of:=[.F36]-[.G36]" office:value-type="float" office:value="1.06556500000078" calcext:value-type="float">
            <text:p>1.065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earch-console-warns-nonsecure-collection-passwords-upcoming-chrome-browser-release-266486</text:p>
          </table:table-cell>
          <table:table-cell/>
          <table:table-cell table:number-columns-repeated="2" office:value-type="float" office:value="13.0254199999981" calcext:value-type="float">
            <text:p>13.02542</text:p>
          </table:table-cell>
          <table:table-cell table:formula="of:=[.C37]-[.D37]" office:value-type="float" office:value="0" calcext:value-type="float">
            <text:p>0</text:p>
          </table:table-cell>
          <table:table-cell office:value-type="float" office:value="2.05723499999658" calcext:value-type="float">
            <text:p>2.057235</text:p>
          </table:table-cell>
          <table:table-cell office:value-type="float" office:value="1.03615499999796" calcext:value-type="float">
            <text:p>1.036155</text:p>
          </table:table-cell>
          <table:table-cell table:formula="of:=[.F37]-[.G37]" office:value-type="float" office:value="1.02107999999862" calcext:value-type="float">
            <text:p>1.02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i-disrupting-major-industries-276349</text:p>
          </table:table-cell>
          <table:table-cell/>
          <table:table-cell table:number-columns-repeated="2" office:value-type="float" office:value="10.2469289999999" calcext:value-type="float">
            <text:p>10.246929</text:p>
          </table:table-cell>
          <table:table-cell table:formula="of:=[.C38]-[.D38]" office:value-type="float" office:value="0" calcext:value-type="float">
            <text:p>0</text:p>
          </table:table-cell>
          <table:table-cell table:number-columns-repeated="2" office:value-type="float" office:value="2.90411299999687" calcext:value-type="float">
            <text:p>2.904113</text:p>
          </table:table-cell>
          <table:table-cell table:formula="of:=[.F38]-[.G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home-can-now-support-distinguish-six-separate-users-273497</text:p>
          </table:table-cell>
          <table:table-cell/>
          <table:table-cell table:number-columns-repeated="2" office:value-type="float" office:value="13.8671490000015" calcext:value-type="float">
            <text:p>13.867149</text:p>
          </table:table-cell>
          <table:table-cell table:formula="of:=[.C39]-[.D39]" office:value-type="float" office:value="0" calcext:value-type="float">
            <text:p>0</text:p>
          </table:table-cell>
          <table:table-cell office:value-type="float" office:value="2.56672799999978" calcext:value-type="float">
            <text:p>2.566728</text:p>
          </table:table-cell>
          <table:table-cell office:value-type="float" office:value="1.18732099999943" calcext:value-type="float">
            <text:p>1.187321</text:p>
          </table:table-cell>
          <table:table-cell table:formula="of:=[.F39]-[.G39]" office:value-type="float" office:value="1.37940700000035" calcext:value-type="float">
            <text:p>1.379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olve-mystery-customers-really-want-276259</text:p>
          </table:table-cell>
          <table:table-cell/>
          <table:table-cell office:value-type="float" office:value="10.237839999998" calcext:value-type="float">
            <text:p>10.23784</text:p>
          </table:table-cell>
          <table:table-cell office:value-type="float" office:value="5.83511300000464" calcext:value-type="float">
            <text:p>5.835113</text:p>
          </table:table-cell>
          <table:table-cell table:formula="of:=[.C40]-[.D40]" office:value-type="float" office:value="4.40272699999336" calcext:value-type="float">
            <text:p>4.402727</text:p>
          </table:table-cell>
          <table:table-cell office:value-type="float" office:value="2.80729200000133" calcext:value-type="float">
            <text:p>2.807292</text:p>
          </table:table-cell>
          <table:table-cell office:value-type="float" office:value="1.0649110000013" calcext:value-type="float">
            <text:p>1.064911</text:p>
          </table:table-cell>
          <table:table-cell table:formula="of:=[.F40]-[.G40]" office:value-type="float" office:value="1.74238100000003" calcext:value-type="float">
            <text:p>1.742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posts-expands-271770</text:p>
          </table:table-cell>
          <table:table-cell/>
          <table:table-cell office:value-type="float" office:value="16.2584669999997" calcext:value-type="float">
            <text:p>16.258467</text:p>
          </table:table-cell>
          <table:table-cell office:value-type="float" office:value="11.2508300000008" calcext:value-type="float">
            <text:p>11.25083</text:p>
          </table:table-cell>
          <table:table-cell table:formula="of:=[.C41]-[.D41]" office:value-type="float" office:value="5.0076369999989" calcext:value-type="float">
            <text:p>5.007637</text:p>
          </table:table-cell>
          <table:table-cell office:value-type="float" office:value="4.17000000000007" calcext:value-type="float">
            <text:p>4.17</text:p>
          </table:table-cell>
          <table:table-cell office:value-type="float" office:value="1.2160729999996" calcext:value-type="float">
            <text:p>1.216073</text:p>
          </table:table-cell>
          <table:table-cell table:formula="of:=[.F41]-[.G41]" office:value-type="float" office:value="2.95392700000047" calcext:value-type="float">
            <text:p>2.95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3-free-adwords-testing-tools-adopt-today-270116</text:p>
          </table:table-cell>
          <table:table-cell/>
          <table:table-cell table:number-columns-repeated="2" office:value-type="float" office:value="9.62605600000097" calcext:value-type="float">
            <text:p>9.626056</text:p>
          </table:table-cell>
          <table:table-cell table:formula="of:=[.C42]-[.D42]" office:value-type="float" office:value="0" calcext:value-type="float">
            <text:p>0</text:p>
          </table:table-cell>
          <table:table-cell office:value-type="float" office:value="3.26883300000191" calcext:value-type="float">
            <text:p>3.268833</text:p>
          </table:table-cell>
          <table:table-cell office:value-type="float" office:value="1.18871700000455" calcext:value-type="float">
            <text:p>1.188717</text:p>
          </table:table-cell>
          <table:table-cell table:formula="of:=[.F42]-[.G42]" office:value-type="float" office:value="2.08011599999736" calcext:value-type="float">
            <text:p>2.080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7-changes-facebook-make-real-local-search-player-276964</text:p>
          </table:table-cell>
          <table:table-cell/>
          <table:table-cell office:value-type="float" office:value="13.282663" calcext:value-type="float">
            <text:p>13.282663</text:p>
          </table:table-cell>
          <table:table-cell office:value-type="float" office:value="13.282663" calcext:value-type="float">
            <text:p>13.282663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2" office:value-type="float" office:value="1.95760599999994" calcext:value-type="float">
            <text:p>1.957606</text:p>
          </table:table-cell>
          <table:table-cell table:formula="of:=[.F43]-[.G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mx-advanced-almost-sold-less-100-tickets-left-276468</text:p>
          </table:table-cell>
          <table:table-cell/>
          <table:table-cell office:value-type="float" office:value="13.6067889999999" calcext:value-type="float">
            <text:p>13.606789</text:p>
          </table:table-cell>
          <table:table-cell office:value-type="float" office:value="13.6067889999999" calcext:value-type="float">
            <text:p>13.606789</text:p>
          </table:table-cell>
          <table:table-cell table:formula="of:=[.C44]-[.D44]" office:value-type="float" office:value="0" calcext:value-type="float">
            <text:p>0</text:p>
          </table:table-cell>
          <table:table-cell office:value-type="float" office:value="2.1407020000006" calcext:value-type="float">
            <text:p>2.140702</text:p>
          </table:table-cell>
          <table:table-cell office:value-type="float" office:value="1.67032299999846" calcext:value-type="float">
            <text:p>1.670323</text:p>
          </table:table-cell>
          <table:table-cell table:formula="of:=[.F44]-[.G44]" office:value-type="float" office:value="0.47037900000214" calcext:value-type="float">
            <text:p>0.470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mad-scientist-successful-local-seo-273241</text:p>
          </table:table-cell>
          <table:table-cell/>
          <table:table-cell office:value-type="float" office:value="9.17126400000006" calcext:value-type="float">
            <text:p>9.171264</text:p>
          </table:table-cell>
          <table:table-cell office:value-type="float" office:value="8.04237499999999" calcext:value-type="float">
            <text:p>8.042375</text:p>
          </table:table-cell>
          <table:table-cell table:formula="of:=[.C45]-[.D45]" office:value-type="float" office:value="1.12888900000007" calcext:value-type="float">
            <text:p>1.128889</text:p>
          </table:table-cell>
          <table:table-cell table:number-columns-repeated="2" office:value-type="float" office:value="2.87537100000009" calcext:value-type="float">
            <text:p>2.875371</text:p>
          </table:table-cell>
          <table:table-cell table:formula="of:=[.F45]-[.G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bing-ads-editor-update-bing-ads-voice-metrics-danny-sullivan-changes-277872</text:p>
          </table:table-cell>
          <table:table-cell/>
          <table:table-cell office:value-type="float" office:value="13.8242639999989" calcext:value-type="float">
            <text:p>13.824264</text:p>
          </table:table-cell>
          <table:table-cell office:value-type="float" office:value="13.4750879999992" calcext:value-type="float">
            <text:p>13.475088</text:p>
          </table:table-cell>
          <table:table-cell table:formula="of:=[.C46]-[.D46]" office:value-type="float" office:value="0.3491759999997" calcext:value-type="float">
            <text:p>0.349176</text:p>
          </table:table-cell>
          <table:table-cell office:value-type="float" office:value="1.85599600000205" calcext:value-type="float">
            <text:p>1.855996</text:p>
          </table:table-cell>
          <table:table-cell office:value-type="float" office:value="1.17714300000079" calcext:value-type="float">
            <text:p>1.177143</text:p>
          </table:table-cell>
          <table:table-cell table:formula="of:=[.F46]-[.G46]" office:value-type="float" office:value="0.67885300000126" calcext:value-type="float">
            <text:p>0.678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hopping-ads-so-hot-right-now-the-meteoric-rise-of-plas-248055</text:p>
          </table:table-cell>
          <table:table-cell/>
          <table:table-cell office:value-type="float" office:value="18.213330999999" calcext:value-type="float">
            <text:p>18.213331</text:p>
          </table:table-cell>
          <table:table-cell office:value-type="float" office:value="16.3242570000002" calcext:value-type="float">
            <text:p>16.324257</text:p>
          </table:table-cell>
          <table:table-cell table:formula="of:=[.C47]-[.D47]" office:value-type="float" office:value="1.8890739999988" calcext:value-type="float">
            <text:p>1.889074</text:p>
          </table:table-cell>
          <table:table-cell office:value-type="float" office:value="2.13877599999978" calcext:value-type="float">
            <text:p>2.138776</text:p>
          </table:table-cell>
          <table:table-cell office:value-type="float" office:value="1.09010900000066" calcext:value-type="float">
            <text:p>1.090109</text:p>
          </table:table-cell>
          <table:table-cell table:formula="of:=[.F47]-[.G47]" office:value-type="float" office:value="1.04866699999912" calcext:value-type="float">
            <text:p>1.048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iveramp-adds-people-based-search-targeting-identitylink-276554</text:p>
          </table:table-cell>
          <table:table-cell/>
          <table:table-cell table:number-columns-repeated="2" office:value-type="float" office:value="9.34191700000065" calcext:value-type="float">
            <text:p>9.341917</text:p>
          </table:table-cell>
          <table:table-cell table:formula="of:=[.C48]-[.D48]" office:value-type="float" office:value="0" calcext:value-type="float">
            <text:p>0</text:p>
          </table:table-cell>
          <table:table-cell office:value-type="float" office:value="2.45646900000065" calcext:value-type="float">
            <text:p>2.456469</text:p>
          </table:table-cell>
          <table:table-cell office:value-type="float" office:value="1.25243300000148" calcext:value-type="float">
            <text:p>1.252433</text:p>
          </table:table-cell>
          <table:table-cell table:formula="of:=[.F48]-[.G48]" office:value-type="float" office:value="1.20403599999917" calcext:value-type="float">
            <text:p>1.204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introduces-candidate-cards-for-presidential-election-season-241026</text:p>
          </table:table-cell>
          <table:table-cell/>
          <table:table-cell table:number-columns-repeated="2" office:value-type="float" office:value="7.75430700000106" calcext:value-type="float">
            <text:p>7.754307</text:p>
          </table:table-cell>
          <table:table-cell table:formula="of:=[.C49]-[.D49]" office:value-type="float" office:value="0" calcext:value-type="float">
            <text:p>0</text:p>
          </table:table-cell>
          <table:table-cell office:value-type="float" office:value="2.51627999999982" calcext:value-type="float">
            <text:p>2.51628</text:p>
          </table:table-cell>
          <table:table-cell office:value-type="float" office:value="1.10220399999889" calcext:value-type="float">
            <text:p>1.102204</text:p>
          </table:table-cell>
          <table:table-cell table:formula="of:=[.F49]-[.G49]" office:value-type="float" office:value="1.41407600000093" calcext:value-type="float">
            <text:p>1.414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pinterst-lens-seo-budgets-reviews-user-behavior-277596</text:p>
          </table:table-cell>
          <table:table-cell/>
          <table:table-cell table:number-columns-repeated="2" office:value-type="float" office:value="13.6035520000005" calcext:value-type="float">
            <text:p>13.603552</text:p>
          </table:table-cell>
          <table:table-cell table:formula="of:=[.C50]-[.D50]" office:value-type="float" office:value="0" calcext:value-type="float">
            <text:p>0</text:p>
          </table:table-cell>
          <table:table-cell office:value-type="float" office:value="1.97475799999847" calcext:value-type="float">
            <text:p>1.974758</text:p>
          </table:table-cell>
          <table:table-cell office:value-type="float" office:value="1.15607999999884" calcext:value-type="float">
            <text:p>1.15608</text:p>
          </table:table-cell>
          <table:table-cell table:formula="of:=[.F50]-[.G50]" office:value-type="float" office:value="0.81867799999963" calcext:value-type="float">
            <text:p>0.818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can-create-budget-efficiencies-paid-search-campaigns-277100</text:p>
          </table:table-cell>
          <table:table-cell/>
          <table:table-cell table:number-columns-repeated="2" office:value-type="float" office:value="13.2362640000028" calcext:value-type="float">
            <text:p>13.236264</text:p>
          </table:table-cell>
          <table:table-cell table:formula="of:=[.C51]-[.D51]" office:value-type="float" office:value="0" calcext:value-type="float">
            <text:p>0</text:p>
          </table:table-cell>
          <table:table-cell office:value-type="float" office:value="1.2349899999972" calcext:value-type="float">
            <text:p>1.23499</text:p>
          </table:table-cell>
          <table:table-cell office:value-type="float" office:value="0.352031999998872" calcext:value-type="float">
            <text:p>0.352032</text:p>
          </table:table-cell>
          <table:table-cell table:formula="of:=[.F51]-[.G51]" office:value-type="float" office:value="0.882957999998328" calcext:value-type="float">
            <text:p>0.882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earn-three-proven-methods-winning-additional-ppc-budget-clients-276130</text:p>
          </table:table-cell>
          <table:table-cell/>
          <table:table-cell table:number-columns-repeated="2" office:value-type="float" office:value="13.4865209999989" calcext:value-type="float">
            <text:p>13.486521</text:p>
          </table:table-cell>
          <table:table-cell table:formula="of:=[.C52]-[.D52]" office:value-type="float" office:value="0" calcext:value-type="float">
            <text:p>0</text:p>
          </table:table-cell>
          <table:table-cell office:value-type="float" office:value="2.07139000000097" calcext:value-type="float">
            <text:p>2.07139</text:p>
          </table:table-cell>
          <table:table-cell office:value-type="float" office:value="1.09967999999936" calcext:value-type="float">
            <text:p>1.09968</text:p>
          </table:table-cell>
          <table:table-cell table:formula="of:=[.F52]-[.G52]" office:value-type="float" office:value="0.97171000000161" calcext:value-type="float">
            <text:p>0.97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dwords-2017-roadmap-loaded-artificial-intelligence-276303</text:p>
          </table:table-cell>
          <table:table-cell/>
          <table:table-cell table:number-columns-repeated="2" office:value-type="float" office:value="14.6130810000004" calcext:value-type="float">
            <text:p>14.613081</text:p>
          </table:table-cell>
          <table:table-cell table:formula="of:=[.C53]-[.D53]" office:value-type="float" office:value="0" calcext:value-type="float">
            <text:p>0</text:p>
          </table:table-cell>
          <table:table-cell office:value-type="float" office:value="2.08474899999965" calcext:value-type="float">
            <text:p>2.084749</text:p>
          </table:table-cell>
          <table:table-cell office:value-type="float" office:value="1.21186699999817" calcext:value-type="float">
            <text:p>1.211867</text:p>
          </table:table-cell>
          <table:table-cell table:formula="of:=[.F53]-[.G53]" office:value-type="float" office:value="0.87288200000148" calcext:value-type="float">
            <text:p>0.872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confirms-rolling-new-reviews-format-hotels-275754</text:p>
          </table:table-cell>
          <table:table-cell/>
          <table:table-cell table:number-columns-repeated="2" office:value-type="float" office:value="13.5007289999994" calcext:value-type="float">
            <text:p>13.500729</text:p>
          </table:table-cell>
          <table:table-cell table:formula="of:=[.C54]-[.D54]" office:value-type="float" office:value="0" calcext:value-type="float">
            <text:p>0</text:p>
          </table:table-cell>
          <table:table-cell table:number-columns-repeated="2" office:value-type="float" office:value="3.43827400000009" calcext:value-type="float">
            <text:p>3.438274</text:p>
          </table:table-cell>
          <table:table-cell table:formula="of:=[.F54]-[.G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ccount-based-marketing-guide-modern-marketers-276012</text:p>
          </table:table-cell>
          <table:table-cell/>
          <table:table-cell office:value-type="float" office:value="11.3906619999998" calcext:value-type="float">
            <text:p>11.390662</text:p>
          </table:table-cell>
          <table:table-cell office:value-type="float" office:value="8.86627899999803" calcext:value-type="float">
            <text:p>8.866279</text:p>
          </table:table-cell>
          <table:table-cell table:formula="of:=[.C55]-[.D55]" office:value-type="float" office:value="2.52438300000177" calcext:value-type="float">
            <text:p>2.524383</text:p>
          </table:table-cell>
          <table:table-cell office:value-type="float" office:value="2.39454699999987" calcext:value-type="float">
            <text:p>2.394547</text:p>
          </table:table-cell>
          <table:table-cell office:value-type="float" office:value="1.13519300000007" calcext:value-type="float">
            <text:p>1.135193</text:p>
          </table:table-cell>
          <table:table-cell table:formula="of:=[.F55]-[.G55]" office:value-type="float" office:value="1.2593539999998" calcext:value-type="float">
            <text:p>1.259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7-great-reasons-attend-smx-advanced-2-weeks-276095</text:p>
          </table:table-cell>
          <table:table-cell/>
          <table:table-cell office:value-type="float" office:value="12.9224889999996" calcext:value-type="float">
            <text:p>12.922489</text:p>
          </table:table-cell>
          <table:table-cell office:value-type="float" office:value="12.9224889999996" calcext:value-type="float">
            <text:p>12.922489</text:p>
          </table:table-cell>
          <table:table-cell table:formula="of:=[.C56]-[.D56]" office:value-type="float" office:value="0" calcext:value-type="float">
            <text:p>0</text:p>
          </table:table-cell>
          <table:table-cell office:value-type="float" office:value="3.03541399999995" calcext:value-type="float">
            <text:p>3.035414</text:p>
          </table:table-cell>
          <table:table-cell office:value-type="float" office:value="1.15531799999917" calcext:value-type="float">
            <text:p>1.155318</text:p>
          </table:table-cell>
          <table:table-cell table:formula="of:=[.F56]-[.G56]" office:value-type="float" office:value="1.88009600000078" calcext:value-type="float">
            <text:p>1.880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uthoritative-links-search-engine-lands-10-top-link-week-columns-2015-237917</text:p>
          </table:table-cell>
          <table:table-cell/>
          <table:table-cell table:number-columns-repeated="2" office:value-type="float" office:value="12.8486090000006" calcext:value-type="float">
            <text:p>12.848609</text:p>
          </table:table-cell>
          <table:table-cell table:formula="of:=[.C57]-[.D57]" office:value-type="float" office:value="0" calcext:value-type="float">
            <text:p>0</text:p>
          </table:table-cell>
          <table:table-cell office:value-type="float" office:value="2.2033909999991" calcext:value-type="float">
            <text:p>2.203391</text:p>
          </table:table-cell>
          <table:table-cell office:value-type="float" office:value="1.24857899999915" calcext:value-type="float">
            <text:p>1.248579</text:p>
          </table:table-cell>
          <table:table-cell table:formula="of:=[.F57]-[.G57]" office:value-type="float" office:value="0.95481199999995" calcext:value-type="float">
            <text:p>0.954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missing-piece-brand-protection-276652</text:p>
          </table:table-cell>
          <table:table-cell/>
          <table:table-cell table:number-columns-repeated="2" office:value-type="float" office:value="13.2789420000008" calcext:value-type="float">
            <text:p>13.278942</text:p>
          </table:table-cell>
          <table:table-cell table:formula="of:=[.C58]-[.D58]" office:value-type="float" office:value="0" calcext:value-type="float">
            <text:p>0</text:p>
          </table:table-cell>
          <table:table-cell office:value-type="float" office:value="2.53283100000044" calcext:value-type="float">
            <text:p>2.532831</text:p>
          </table:table-cell>
          <table:table-cell office:value-type="float" office:value="1.21450800000094" calcext:value-type="float">
            <text:p>1.214508</text:p>
          </table:table-cell>
          <table:table-cell table:formula="of:=[.F58]-[.G58]" office:value-type="float" office:value="1.3183229999995" calcext:value-type="float">
            <text:p>1.318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earch-app-ios-gains-gboard-trending-widget-3d-touch-272101</text:p>
          </table:table-cell>
          <table:table-cell/>
          <table:table-cell table:number-columns-repeated="2" office:value-type="float" office:value="12.796534000001" calcext:value-type="float">
            <text:p>12.796534</text:p>
          </table:table-cell>
          <table:table-cell table:formula="of:=[.C59]-[.D59]" office:value-type="float" office:value="0" calcext:value-type="float">
            <text:p>0</text:p>
          </table:table-cell>
          <table:table-cell office:value-type="float" office:value="2.35143800000151" calcext:value-type="float">
            <text:p>2.351438</text:p>
          </table:table-cell>
          <table:table-cell office:value-type="float" office:value="1.35264900000038" calcext:value-type="float">
            <text:p>1.352649</text:p>
          </table:table-cell>
          <table:table-cell table:formula="of:=[.F59]-[.G59]" office:value-type="float" office:value="0.99878900000113" calcext:value-type="float">
            <text:p>0.998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just-launched-search-engine-lands-new-martech-today-website-261253</text:p>
          </table:table-cell>
          <table:table-cell/>
          <table:table-cell table:number-columns-repeated="2" office:value-type="float" office:value="13.5235589999975" calcext:value-type="float">
            <text:p>13.523559</text:p>
          </table:table-cell>
          <table:table-cell table:formula="of:=[.C60]-[.D60]" office:value-type="float" office:value="0" calcext:value-type="float">
            <text:p>0</text:p>
          </table:table-cell>
          <table:table-cell office:value-type="float" office:value="3.08793300000252" calcext:value-type="float">
            <text:p>3.087933</text:p>
          </table:table-cell>
          <table:table-cell office:value-type="float" office:value="2.483785000004" calcext:value-type="float">
            <text:p>2.483785</text:p>
          </table:table-cell>
          <table:table-cell table:formula="of:=[.F60]-[.G60]" office:value-type="float" office:value="0.60414799999852" calcext:value-type="float">
            <text:p>0.604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organic-food-thought-top-things-seo-columns-2015-237859</text:p>
          </table:table-cell>
          <table:table-cell/>
          <table:table-cell table:number-columns-repeated="2" office:value-type="float" office:value="9.14237499999945" calcext:value-type="float">
            <text:p>9.142375</text:p>
          </table:table-cell>
          <table:table-cell table:formula="of:=[.C61]-[.D61]" office:value-type="float" office:value="0" calcext:value-type="float">
            <text:p>0</text:p>
          </table:table-cell>
          <table:table-cell office:value-type="float" office:value="2.2020420000008" calcext:value-type="float">
            <text:p>2.202042</text:p>
          </table:table-cell>
          <table:table-cell office:value-type="float" office:value="1.15611999999964" calcext:value-type="float">
            <text:p>1.15612</text:p>
          </table:table-cell>
          <table:table-cell table:formula="of:=[.F61]-[.G61]" office:value-type="float" office:value="1.04592200000116" calcext:value-type="float">
            <text:p>1.0459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articipate-in-our-audience-survey-enter-to-win-a-50-amazon-gift-card-230299</text:p>
          </table:table-cell>
          <table:table-cell/>
          <table:table-cell table:number-columns-repeated="2" office:value-type="float" office:value="13.2004280000001" calcext:value-type="float">
            <text:p>13.200428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float" office:value="3.62355700000262" calcext:value-type="float">
            <text:p>3.623557</text:p>
          </table:table-cell>
          <table:table-cell office:value-type="float" office:value="1.04689600000347" calcext:value-type="float">
            <text:p>1.046896</text:p>
          </table:table-cell>
          <table:table-cell table:formula="of:=[.F62]-[.G62]" office:value-type="float" office:value="2.57666099999915" calcext:value-type="float">
            <text:p>2.576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tudy-yelp-drives-higher-conversions-google-facebook-275517</text:p>
          </table:table-cell>
          <table:table-cell/>
          <table:table-cell table:number-columns-repeated="2" office:value-type="float" office:value="16.321437999999" calcext:value-type="float">
            <text:p>16.321438</text:p>
          </table:table-cell>
          <table:table-cell table:formula="of:=[.C63]-[.D63]" office:value-type="float" office:value="0" calcext:value-type="float">
            <text:p>0</text:p>
          </table:table-cell>
          <table:table-cell office:value-type="float" office:value="2.46874399999797" calcext:value-type="float">
            <text:p>2.468744</text:p>
          </table:table-cell>
          <table:table-cell office:value-type="float" office:value="1.08011699999406" calcext:value-type="float">
            <text:p>1.080117</text:p>
          </table:table-cell>
          <table:table-cell table:formula="of:=[.F63]-[.G63]" office:value-type="float" office:value="1.38862700000391" calcext:value-type="float">
            <text:p>1.388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dwords-maximize-conversions-smart-bidding-276064</text:p>
          </table:table-cell>
          <table:table-cell/>
          <table:table-cell table:number-columns-repeated="2" office:value-type="float" office:value="11.735087" calcext:value-type="float">
            <text:p>11.735087</text:p>
          </table:table-cell>
          <table:table-cell table:formula="of:=[.C64]-[.D64]" office:value-type="float" office:value="0" calcext:value-type="float">
            <text:p>0</text:p>
          </table:table-cell>
          <table:table-cell office:value-type="float" office:value="2.13351899999907" calcext:value-type="float">
            <text:p>2.133519</text:p>
          </table:table-cell>
          <table:table-cell office:value-type="float" office:value="1.27168899999742" calcext:value-type="float">
            <text:p>1.271689</text:p>
          </table:table-cell>
          <table:table-cell table:formula="of:=[.F64]-[.G64]" office:value-type="float" office:value="0.86183000000165" calcext:value-type="float">
            <text:p>0.86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yext-launches-app-directory-26-partners-two-way-data-exchange-276971</text:p>
          </table:table-cell>
          <table:table-cell/>
          <table:table-cell office:value-type="float" office:value="13.7112200000001" calcext:value-type="float">
            <text:p>13.71122</text:p>
          </table:table-cell>
          <table:table-cell office:value-type="float" office:value="13.7112200000001" calcext:value-type="float">
            <text:p>13.71122</text:p>
          </table:table-cell>
          <table:table-cell table:formula="of:=[.C65]-[.D65]" office:value-type="float" office:value="0" calcext:value-type="float">
            <text:p>0</text:p>
          </table:table-cell>
          <table:table-cell table:number-columns-repeated="2" office:value-type="float" office:value="2.86324099999911" calcext:value-type="float">
            <text:p>2.863241</text:p>
          </table:table-cell>
          <table:table-cell table:formula="of:=[.F65]-[.G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microsoft-expands-bing-rewards-loyalty-program-uk-276132</text:p>
          </table:table-cell>
          <table:table-cell/>
          <table:table-cell office:value-type="float" office:value="14.1337479999993" calcext:value-type="float">
            <text:p>14.133748</text:p>
          </table:table-cell>
          <table:table-cell office:value-type="float" office:value="14.1337479999993" calcext:value-type="float">
            <text:p>14.133748</text:p>
          </table:table-cell>
          <table:table-cell table:formula="of:=[.C66]-[.D66]" office:value-type="float" office:value="0" calcext:value-type="float">
            <text:p>0</text:p>
          </table:table-cell>
          <table:table-cell office:value-type="float" office:value="2.19851000000017" calcext:value-type="float">
            <text:p>2.19851</text:p>
          </table:table-cell>
          <table:table-cell office:value-type="float" office:value="1.15828000000147" calcext:value-type="float">
            <text:p>1.15828</text:p>
          </table:table-cell>
          <table:table-cell table:formula="of:=[.F66]-[.G66]" office:value-type="float" office:value="1.0402299999987" calcext:value-type="float">
            <text:p>1.04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words-custom-dashboards-report-editor-test-275723</text:p>
          </table:table-cell>
          <table:table-cell/>
          <table:table-cell table:number-columns-repeated="2" office:value-type="float" office:value="8.81552700000066" calcext:value-type="float">
            <text:p>8.815527</text:p>
          </table:table-cell>
          <table:table-cell table:formula="of:=[.C67]-[.D67]" office:value-type="float" office:value="0" calcext:value-type="float">
            <text:p>0</text:p>
          </table:table-cell>
          <table:table-cell office:value-type="float" office:value="2.11980799999947" calcext:value-type="float">
            <text:p>2.119808</text:p>
          </table:table-cell>
          <table:table-cell office:value-type="float" office:value="1.00903799999832" calcext:value-type="float">
            <text:p>1.009038</text:p>
          </table:table-cell>
          <table:table-cell table:formula="of:=[.F67]-[.G67]" office:value-type="float" office:value="1.11077000000115" calcext:value-type="float">
            <text:p>1.11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ull-live-inventory-data-product-database-place-search-ad-copy-261479</text:p>
          </table:table-cell>
          <table:table-cell/>
          <table:table-cell table:number-columns-repeated="2" office:value-type="float" office:value="13.7810849999987" calcext:value-type="float">
            <text:p>13.781085</text:p>
          </table:table-cell>
          <table:table-cell table:formula="of:=[.C68]-[.D68]" office:value-type="float" office:value="0" calcext:value-type="float">
            <text:p>0</text:p>
          </table:table-cell>
          <table:table-cell office:value-type="float" office:value="2.20241299999907" calcext:value-type="float">
            <text:p>2.202413</text:p>
          </table:table-cell>
          <table:table-cell office:value-type="float" office:value="1.11756999999853" calcext:value-type="float">
            <text:p>1.11757</text:p>
          </table:table-cell>
          <table:table-cell table:formula="of:=[.F68]-[.G68]" office:value-type="float" office:value="1.08484300000054" calcext:value-type="float">
            <text:p>1.084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s-shaky-pitch-advertisers-let-dsas-handle-queries-264243</text:p>
          </table:table-cell>
          <table:table-cell/>
          <table:table-cell table:number-columns-repeated="2" office:value-type="float" office:value="9.01285300000018" calcext:value-type="float">
            <text:p>9.012853</text:p>
          </table:table-cell>
          <table:table-cell table:formula="of:=[.C69]-[.D69]" office:value-type="float" office:value="0" calcext:value-type="float">
            <text:p>0</text:p>
          </table:table-cell>
          <table:table-cell office:value-type="float" office:value="3.35933400000067" calcext:value-type="float">
            <text:p>3.359334</text:p>
          </table:table-cell>
          <table:table-cell office:value-type="float" office:value="1.07206299999598" calcext:value-type="float">
            <text:p>1.072063</text:p>
          </table:table-cell>
          <table:table-cell table:formula="of:=[.F69]-[.G69]" office:value-type="float" office:value="2.28727100000469" calcext:value-type="float">
            <text:p>2.287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using-amp-known-bug-probably-screwing-google-analytics-270466</text:p>
          </table:table-cell>
          <table:table-cell/>
          <table:table-cell office:value-type="float" office:value="13.4657710000001" calcext:value-type="float">
            <text:p>13.465771</text:p>
          </table:table-cell>
          <table:table-cell office:value-type="float" office:value="13.4657710000001" calcext:value-type="float">
            <text:p>13.465771</text:p>
          </table:table-cell>
          <table:table-cell table:formula="of:=[.C70]-[.D70]" office:value-type="float" office:value="0" calcext:value-type="float">
            <text:p>0</text:p>
          </table:table-cell>
          <table:table-cell office:value-type="float" office:value="2.43038100000194" calcext:value-type="float">
            <text:p>2.430381</text:p>
          </table:table-cell>
          <table:table-cell office:value-type="float" office:value="1.03491600000052" calcext:value-type="float">
            <text:p>1.034916</text:p>
          </table:table-cell>
          <table:table-cell table:formula="of:=[.F70]-[.G70]" office:value-type="float" office:value="1.39546500000142" calcext:value-type="float">
            <text:p>1.39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eginners-guide-bing-ads-management-274706</text:p>
          </table:table-cell>
          <table:table-cell/>
          <table:table-cell table:number-columns-repeated="2" office:value-type="float" office:value="12.1128060000001" calcext:value-type="float">
            <text:p>12.112806</text:p>
          </table:table-cell>
          <table:table-cell table:formula="of:=[.C71]-[.D71]" office:value-type="float" office:value="0" calcext:value-type="float">
            <text:p>0</text:p>
          </table:table-cell>
          <table:table-cell office:value-type="float" office:value="2.19090700000015" calcext:value-type="float">
            <text:p>2.190907</text:p>
          </table:table-cell>
          <table:table-cell office:value-type="float" office:value="1.22542499999872" calcext:value-type="float">
            <text:p>1.225425</text:p>
          </table:table-cell>
          <table:table-cell table:formula="of:=[.F71]-[.G71]" office:value-type="float" office:value="0.96548200000143" calcext:value-type="float">
            <text:p>0.965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ready-black-friday-2016-3-critical-e-commerce-seo-configurations-avoid-common-issues-262040</text:p>
          </table:table-cell>
          <table:table-cell/>
          <table:table-cell table:number-columns-repeated="2" office:value-type="float" office:value="10.163364" calcext:value-type="float">
            <text:p>10.163364</text:p>
          </table:table-cell>
          <table:table-cell table:formula="of:=[.C72]-[.D72]" office:value-type="float" office:value="0" calcext:value-type="float">
            <text:p>0</text:p>
          </table:table-cell>
          <table:table-cell office:value-type="float" office:value="3.2334320000009" calcext:value-type="float">
            <text:p>3.233432</text:p>
          </table:table-cell>
          <table:table-cell office:value-type="float" office:value="1.24940100000095" calcext:value-type="float">
            <text:p>1.249401</text:p>
          </table:table-cell>
          <table:table-cell table:formula="of:=[.F72]-[.G72]" office:value-type="float" office:value="1.98403099999995" calcext:value-type="float">
            <text:p>1.984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important-question-ask-local-seo-251702</text:p>
          </table:table-cell>
          <table:table-cell/>
          <table:table-cell table:number-columns-repeated="2" office:value-type="float" office:value="13.0733959999998" calcext:value-type="float">
            <text:p>13.073396</text:p>
          </table:table-cell>
          <table:table-cell table:formula="of:=[.C73]-[.D73]" office:value-type="float" office:value="0" calcext:value-type="float">
            <text:p>0</text:p>
          </table:table-cell>
          <table:table-cell office:value-type="float" office:value="2.98792199999843" calcext:value-type="float">
            <text:p>2.987922</text:p>
          </table:table-cell>
          <table:table-cell office:value-type="float" office:value="1.13047899999947" calcext:value-type="float">
            <text:p>1.130479</text:p>
          </table:table-cell>
          <table:table-cell table:formula="of:=[.F73]-[.G73]" office:value-type="float" office:value="1.85744299999896" calcext:value-type="float">
            <text:p>1.857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expands-fact-checking-272698</text:p>
          </table:table-cell>
          <table:table-cell/>
          <table:table-cell table:number-columns-repeated="2" office:value-type="float" office:value="8.09493400000019" calcext:value-type="float">
            <text:p>8.094934</text:p>
          </table:table-cell>
          <table:table-cell table:formula="of:=[.C74]-[.D74]" office:value-type="float" office:value="0" calcext:value-type="float">
            <text:p>0</text:p>
          </table:table-cell>
          <table:table-cell office:value-type="float" office:value="2.79845399999977" calcext:value-type="float">
            <text:p>2.798454</text:p>
          </table:table-cell>
          <table:table-cell office:value-type="float" office:value="1.11021999999867" calcext:value-type="float">
            <text:p>1.11022</text:p>
          </table:table-cell>
          <table:table-cell table:formula="of:=[.F74]-[.G74]" office:value-type="float" office:value="1.6882340000011" calcext:value-type="float">
            <text:p>1.688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mp-answer-format-fragmentation-276313</text:p>
          </table:table-cell>
          <table:table-cell/>
          <table:table-cell table:number-columns-repeated="2" office:value-type="float" office:value="13.4099529999985" calcext:value-type="float">
            <text:p>13.409953</text:p>
          </table:table-cell>
          <table:table-cell table:formula="of:=[.C75]-[.D75]" office:value-type="float" office:value="0" calcext:value-type="float">
            <text:p>0</text:p>
          </table:table-cell>
          <table:table-cell office:value-type="float" office:value="2.19455599999992" calcext:value-type="float">
            <text:p>2.194556</text:p>
          </table:table-cell>
          <table:table-cell office:value-type="float" office:value="1.1842670000001" calcext:value-type="float">
            <text:p>1.184267</text:p>
          </table:table-cell>
          <table:table-cell table:formula="of:=[.F75]-[.G75]" office:value-type="float" office:value="1.01028899999982" calcext:value-type="float">
            <text:p>1.0102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right-business-257915</text:p>
          </table:table-cell>
          <table:table-cell/>
          <table:table-cell table:number-columns-repeated="2" office:value-type="float" office:value="8.45962499999951" calcext:value-type="float">
            <text:p>8.459625</text:p>
          </table:table-cell>
          <table:table-cell table:formula="of:=[.C76]-[.D76]" office:value-type="float" office:value="0" calcext:value-type="float">
            <text:p>0</text:p>
          </table:table-cell>
          <table:table-cell office:value-type="float" office:value="2.60128399999985" calcext:value-type="float">
            <text:p>2.601284</text:p>
          </table:table-cell>
          <table:table-cell office:value-type="float" office:value="1.27550199999951" calcext:value-type="float">
            <text:p>1.275502</text:p>
          </table:table-cell>
          <table:table-cell table:formula="of:=[.F76]-[.G76]" office:value-type="float" office:value="1.32578200000034" calcext:value-type="float">
            <text:p>1.325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organic-traffic-link-building-small-businesses-269353</text:p>
          </table:table-cell>
          <table:table-cell/>
          <table:table-cell office:value-type="float" office:value="14.5254600000007" calcext:value-type="float">
            <text:p>14.52546</text:p>
          </table:table-cell>
          <table:table-cell office:value-type="float" office:value="14.5254600000007" calcext:value-type="float">
            <text:p>14.52546</text:p>
          </table:table-cell>
          <table:table-cell table:formula="of:=[.C77]-[.D77]" office:value-type="float" office:value="0" calcext:value-type="float">
            <text:p>0</text:p>
          </table:table-cell>
          <table:table-cell office:value-type="float" office:value="2.39590200000021" calcext:value-type="float">
            <text:p>2.395902</text:p>
          </table:table-cell>
          <table:table-cell office:value-type="float" office:value="1.09355800000049" calcext:value-type="float">
            <text:p>1.093558</text:p>
          </table:table-cell>
          <table:table-cell table:formula="of:=[.F77]-[.G77]" office:value-type="float" office:value="1.30234399999972" calcext:value-type="float">
            <text:p>1.302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can-manage-inventory-google-shopping-247541</text:p>
          </table:table-cell>
          <table:table-cell/>
          <table:table-cell table:number-columns-repeated="2" office:value-type="float" office:value="9.41840799999954" calcext:value-type="float">
            <text:p>9.418408</text:p>
          </table:table-cell>
          <table:table-cell table:formula="of:=[.C78]-[.D78]" office:value-type="float" office:value="0" calcext:value-type="float">
            <text:p>0</text:p>
          </table:table-cell>
          <table:table-cell table:number-columns-repeated="2" office:value-type="float" office:value="3.05837500000052" calcext:value-type="float">
            <text:p>3.058375</text:p>
          </table:table-cell>
          <table:table-cell table:formula="of:=[.F78]-[.G7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siri-disappointment-link-referrers-liveramp-identitylink-276633</text:p>
          </table:table-cell>
          <table:table-cell/>
          <table:table-cell office:value-type="float" office:value="8.56848499999978" calcext:value-type="float">
            <text:p>8.568485</text:p>
          </table:table-cell>
          <table:table-cell office:value-type="float" office:value="6.4929310000007" calcext:value-type="float">
            <text:p>6.492931</text:p>
          </table:table-cell>
          <table:table-cell table:formula="of:=[.C79]-[.D79]" office:value-type="float" office:value="2.07555399999908" calcext:value-type="float">
            <text:p>2.075554</text:p>
          </table:table-cell>
          <table:table-cell office:value-type="float" office:value="2.20911400000114" calcext:value-type="float">
            <text:p>2.209114</text:p>
          </table:table-cell>
          <table:table-cell office:value-type="float" office:value="1.32128499999817" calcext:value-type="float">
            <text:p>1.321285</text:p>
          </table:table-cell>
          <table:table-cell table:formula="of:=[.F79]-[.G79]" office:value-type="float" office:value="0.88782900000297" calcext:value-type="float">
            <text:p>0.88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ads-editor-updates-multi-select-277862</text:p>
          </table:table-cell>
          <table:table-cell/>
          <table:table-cell table:number-columns-repeated="2" office:value-type="float" office:value="8.9451169999993" calcext:value-type="float">
            <text:p>8.945117</text:p>
          </table:table-cell>
          <table:table-cell table:formula="of:=[.C80]-[.D80]" office:value-type="float" office:value="0" calcext:value-type="float">
            <text:p>0</text:p>
          </table:table-cell>
          <table:table-cell office:value-type="float" office:value="2.18118899999899" calcext:value-type="float">
            <text:p>2.181189</text:p>
          </table:table-cell>
          <table:table-cell office:value-type="float" office:value="1.10015399999975" calcext:value-type="float">
            <text:p>1.100154</text:p>
          </table:table-cell>
          <table:table-cell table:formula="of:=[.F80]-[.G80]" office:value-type="float" office:value="1.08103499999924" calcext:value-type="float">
            <text:p>1.081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early-performance-results-googles-update-close-variants-277214</text:p>
          </table:table-cell>
          <table:table-cell/>
          <table:table-cell office:value-type="float" office:value="14.3574879999996" calcext:value-type="float">
            <text:p>14.357488</text:p>
          </table:table-cell>
          <table:table-cell office:value-type="float" office:value="13.4477189999997" calcext:value-type="float">
            <text:p>13.447719</text:p>
          </table:table-cell>
          <table:table-cell table:formula="of:=[.C81]-[.D81]" office:value-type="float" office:value="0.909768999999899" calcext:value-type="float">
            <text:p>0.909769</text:p>
          </table:table-cell>
          <table:table-cell office:value-type="float" office:value="2.193408000001" calcext:value-type="float">
            <text:p>2.193408</text:p>
          </table:table-cell>
          <table:table-cell office:value-type="float" office:value="1.18951199999902" calcext:value-type="float">
            <text:p>1.189512</text:p>
          </table:table-cell>
          <table:table-cell table:formula="of:=[.F81]-[.G81]" office:value-type="float" office:value="1.00389600000198" calcext:value-type="float">
            <text:p>1.00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he-4-cs-a-recipe-for-precise-remarketing-campaigns-244386</text:p>
          </table:table-cell>
          <table:table-cell/>
          <table:table-cell table:number-columns-repeated="2" office:value-type="float" office:value="9.59040499999901" calcext:value-type="float">
            <text:p>9.590405</text:p>
          </table:table-cell>
          <table:table-cell table:formula="of:=[.C82]-[.D82]" office:value-type="float" office:value="0" calcext:value-type="float">
            <text:p>0</text:p>
          </table:table-cell>
          <table:table-cell office:value-type="float" office:value="2.25498800000059" calcext:value-type="float">
            <text:p>2.254988</text:p>
          </table:table-cell>
          <table:table-cell office:value-type="float" office:value="1.16147599999749" calcext:value-type="float">
            <text:p>1.161476</text:p>
          </table:table-cell>
          <table:table-cell table:formula="of:=[.F82]-[.G82]" office:value-type="float" office:value="1.0935120000031" calcext:value-type="float">
            <text:p>1.093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reviews-ugc-much-influential-consumers-ads-study-277507</text:p>
          </table:table-cell>
          <table:table-cell/>
          <table:table-cell table:number-columns-repeated="2" office:value-type="float" office:value="11.8374729999996" calcext:value-type="float">
            <text:p>11.837473</text:p>
          </table:table-cell>
          <table:table-cell table:formula="of:=[.C83]-[.D83]" office:value-type="float" office:value="0" calcext:value-type="float">
            <text:p>0</text:p>
          </table:table-cell>
          <table:table-cell office:value-type="float" office:value="2.46668200000204" calcext:value-type="float">
            <text:p>2.466682</text:p>
          </table:table-cell>
          <table:table-cell office:value-type="float" office:value="1.19237499999872" calcext:value-type="float">
            <text:p>1.192375</text:p>
          </table:table-cell>
          <table:table-cell table:formula="of:=[.F83]-[.G83]" office:value-type="float" office:value="1.27430700000332" calcext:value-type="float">
            <text:p>1.274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35-ways-improve-seo-sem-performance-smx-advanced-275130</text:p>
          </table:table-cell>
          <table:table-cell/>
          <table:table-cell office:value-type="float" office:value="13.0332920000001" calcext:value-type="float">
            <text:p>13.033292</text:p>
          </table:table-cell>
          <table:table-cell office:value-type="float" office:value="13.0332920000001" calcext:value-type="float">
            <text:p>13.033292</text:p>
          </table:table-cell>
          <table:table-cell table:formula="of:=[.C84]-[.D84]" office:value-type="float" office:value="0" calcext:value-type="float">
            <text:p>0</text:p>
          </table:table-cell>
          <table:table-cell office:value-type="float" office:value="2.496234000002" calcext:value-type="float">
            <text:p>2.496234</text:p>
          </table:table-cell>
          <table:table-cell office:value-type="float" office:value="0.905673999997815" calcext:value-type="float">
            <text:p>0.905674</text:p>
          </table:table-cell>
          <table:table-cell table:formula="of:=[.F84]-[.G84]" office:value-type="float" office:value="1.59056000000418" calcext:value-type="float">
            <text:p>1.59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is-season-6-ways-prepare-holiday-season-262623</text:p>
          </table:table-cell>
          <table:table-cell/>
          <table:table-cell table:number-columns-repeated="2" office:value-type="float" office:value="13.6336040000024" calcext:value-type="float">
            <text:p>13.633604</text:p>
          </table:table-cell>
          <table:table-cell table:formula="of:=[.C85]-[.D85]" office:value-type="float" office:value="0" calcext:value-type="float">
            <text:p>0</text:p>
          </table:table-cell>
          <table:table-cell office:value-type="float" office:value="2.80354299999999" calcext:value-type="float">
            <text:p>2.803543</text:p>
          </table:table-cell>
          <table:table-cell office:value-type="float" office:value="1.10044400000152" calcext:value-type="float">
            <text:p>1.100444</text:p>
          </table:table-cell>
          <table:table-cell table:formula="of:=[.F85]-[.G85]" office:value-type="float" office:value="1.70309899999847" calcext:value-type="float">
            <text:p>1.703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visual-search-lets-search-specific-objects-within-images-276156</text:p>
          </table:table-cell>
          <table:table-cell/>
          <table:table-cell office:value-type="float" office:value="12.8411330000017" calcext:value-type="float">
            <text:p>12.841133</text:p>
          </table:table-cell>
          <table:table-cell office:value-type="float" office:value="12.8411330000017" calcext:value-type="float">
            <text:p>12.841133</text:p>
          </table:table-cell>
          <table:table-cell table:formula="of:=[.C86]-[.D86]" office:value-type="float" office:value="0" calcext:value-type="float">
            <text:p>0</text:p>
          </table:table-cell>
          <table:table-cell office:value-type="float" office:value="3.74331499999971" calcext:value-type="float">
            <text:p>3.743315</text:p>
          </table:table-cell>
          <table:table-cell office:value-type="float" office:value="1.11824400000114" calcext:value-type="float">
            <text:p>1.118244</text:p>
          </table:table-cell>
          <table:table-cell table:formula="of:=[.F86]-[.G86]" office:value-type="float" office:value="2.62507099999857" calcext:value-type="float">
            <text:p>2.625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ake-deep-dive-search-social-attend-workshop-smx-advanced-273835</text:p>
          </table:table-cell>
          <table:table-cell/>
          <table:table-cell table:number-columns-repeated="2" office:value-type="float" office:value="13.3915940000006" calcext:value-type="float">
            <text:p>13.391594</text:p>
          </table:table-cell>
          <table:table-cell table:formula="of:=[.C87]-[.D87]" office:value-type="float" office:value="0" calcext:value-type="float">
            <text:p>0</text:p>
          </table:table-cell>
          <table:table-cell table:number-columns-repeated="2" office:value-type="float" office:value="2.96201599999767" calcext:value-type="float">
            <text:p>2.962016</text:p>
          </table:table-cell>
          <table:table-cell table:formula="of:=[.F87]-[.G8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erfect-local-seo-landing-page-infographic-251604</text:p>
          </table:table-cell>
          <table:table-cell/>
          <table:table-cell table:number-columns-repeated="2" office:value-type="float" office:value="9.6291710000005" calcext:value-type="float">
            <text:p>9.629171</text:p>
          </table:table-cell>
          <table:table-cell table:formula="of:=[.C88]-[.D88]" office:value-type="float" office:value="0" calcext:value-type="float">
            <text:p>0</text:p>
          </table:table-cell>
          <table:table-cell office:value-type="float" office:value="2.94492900000114" calcext:value-type="float">
            <text:p>2.944929</text:p>
          </table:table-cell>
          <table:table-cell office:value-type="float" office:value="1.11770700000489" calcext:value-type="float">
            <text:p>1.117707</text:p>
          </table:table-cell>
          <table:table-cell table:formula="of:=[.F88]-[.G88]" office:value-type="float" office:value="1.82722199999625" calcext:value-type="float">
            <text:p>1.827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s-recent-rlsa-updates-mean-advertisers-260417</text:p>
          </table:table-cell>
          <table:table-cell/>
          <table:table-cell table:number-columns-repeated="2" office:value-type="float" office:value="12.5374299999985" calcext:value-type="float">
            <text:p>12.53743</text:p>
          </table:table-cell>
          <table:table-cell table:formula="of:=[.C89]-[.D89]" office:value-type="float" office:value="0" calcext:value-type="float">
            <text:p>0</text:p>
          </table:table-cell>
          <table:table-cell office:value-type="float" office:value="2.83971499999825" calcext:value-type="float">
            <text:p>2.839715</text:p>
          </table:table-cell>
          <table:table-cell office:value-type="float" office:value="1.920686999998" calcext:value-type="float">
            <text:p>1.920687</text:p>
          </table:table-cell>
          <table:table-cell table:formula="of:=[.F89]-[.G89]" office:value-type="float" office:value="0.91902800000025" calcext:value-type="float">
            <text:p>0.919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you-have-to-own-your-own-back-yard-264017</text:p>
          </table:table-cell>
          <table:table-cell/>
          <table:table-cell table:number-columns-repeated="2" office:value-type="float" office:value="13.2701799999995" calcext:value-type="float">
            <text:p>13.27018</text:p>
          </table:table-cell>
          <table:table-cell table:formula="of:=[.C90]-[.D90]" office:value-type="float" office:value="0" calcext:value-type="float">
            <text:p>0</text:p>
          </table:table-cell>
          <table:table-cell office:value-type="float" office:value="3.43567599999733" calcext:value-type="float">
            <text:p>3.435676</text:p>
          </table:table-cell>
          <table:table-cell office:value-type="float" office:value="1.17283399999724" calcext:value-type="float">
            <text:p>1.172834</text:p>
          </table:table-cell>
          <table:table-cell table:formula="of:=[.F90]-[.G90]" office:value-type="float" office:value="2.26284200000009" calcext:value-type="float">
            <text:p>2.262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tests-highlights-icons-local-knowledge-panels-275183</text:p>
          </table:table-cell>
          <table:table-cell/>
          <table:table-cell table:number-columns-repeated="2" office:value-type="float" office:value="9.47199999999793" calcext:value-type="float">
            <text:p>9.472</text:p>
          </table:table-cell>
          <table:table-cell table:formula="of:=[.C91]-[.D91]" office:value-type="float" office:value="0" calcext:value-type="float">
            <text:p>0</text:p>
          </table:table-cell>
          <table:table-cell office:value-type="float" office:value="2.79250799999954" calcext:value-type="float">
            <text:p>2.792508</text:p>
          </table:table-cell>
          <table:table-cell office:value-type="float" office:value="1.04604999999992" calcext:value-type="float">
            <text:p>1.04605</text:p>
          </table:table-cell>
          <table:table-cell table:formula="of:=[.F91]-[.G91]" office:value-type="float" office:value="1.74645799999962" calcext:value-type="float">
            <text:p>1.746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rue-marketing-automation-predicting-customers-next-move-not-reacting-moment-267817</text:p>
          </table:table-cell>
          <table:table-cell/>
          <table:table-cell office:value-type="float" office:value="9.42659400000048" calcext:value-type="float">
            <text:p>9.426594</text:p>
          </table:table-cell>
          <table:table-cell office:value-type="float" office:value="8.76414599999953" calcext:value-type="float">
            <text:p>8.764146</text:p>
          </table:table-cell>
          <table:table-cell table:formula="of:=[.C92]-[.D92]" office:value-type="float" office:value="0.66244800000095" calcext:value-type="float">
            <text:p>0.662448</text:p>
          </table:table-cell>
          <table:table-cell office:value-type="float" office:value="2.52599300000111" calcext:value-type="float">
            <text:p>2.525993</text:p>
          </table:table-cell>
          <table:table-cell office:value-type="float" office:value="1.16571100000147" calcext:value-type="float">
            <text:p>1.165711</text:p>
          </table:table-cell>
          <table:table-cell table:formula="of:=[.F92]-[.G92]" office:value-type="float" office:value="1.36028199999964" calcext:value-type="float">
            <text:p>1.360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ads-standard-text-ad-support-end-july-31-2017-274898</text:p>
          </table:table-cell>
          <table:table-cell/>
          <table:table-cell office:value-type="float" office:value="9.45509399999992" calcext:value-type="float">
            <text:p>9.455094</text:p>
          </table:table-cell>
          <table:table-cell office:value-type="float" office:value="9.45509399999992" calcext:value-type="float">
            <text:p>9.455094</text:p>
          </table:table-cell>
          <table:table-cell table:formula="of:=[.C93]-[.D93]" office:value-type="float" office:value="0" calcext:value-type="float">
            <text:p>0</text:p>
          </table:table-cell>
          <table:table-cell office:value-type="float" office:value="2.05375800000184" calcext:value-type="float">
            <text:p>2.053758</text:p>
          </table:table-cell>
          <table:table-cell office:value-type="float" office:value="1.21239300000161" calcext:value-type="float">
            <text:p>1.212393</text:p>
          </table:table-cell>
          <table:table-cell table:formula="of:=[.F93]-[.G93]" office:value-type="float" office:value="0.84136500000023" calcext:value-type="float">
            <text:p>0.84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ttribution-search-marketers-need-know-275751</text:p>
          </table:table-cell>
          <table:table-cell/>
          <table:table-cell table:number-columns-repeated="2" office:value-type="float" office:value="13.3179479999999" calcext:value-type="float">
            <text:p>13.317948</text:p>
          </table:table-cell>
          <table:table-cell table:formula="of:=[.C94]-[.D94]" office:value-type="float" office:value="0" calcext:value-type="float">
            <text:p>0</text:p>
          </table:table-cell>
          <table:table-cell table:number-columns-repeated="2" office:value-type="float" office:value="1.95875299999898" calcext:value-type="float">
            <text:p>1.958753</text:p>
          </table:table-cell>
          <table:table-cell table:formula="of:=[.F94]-[.G9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now-removing-medical-records-search-results-277739</text:p>
          </table:table-cell>
          <table:table-cell/>
          <table:table-cell table:number-columns-repeated="2" office:value-type="float" office:value="13.1618689999996" calcext:value-type="float">
            <text:p>13.161869</text:p>
          </table:table-cell>
          <table:table-cell table:formula="of:=[.C95]-[.D95]" office:value-type="float" office:value="0" calcext:value-type="float">
            <text:p>0</text:p>
          </table:table-cell>
          <table:table-cell office:value-type="float" office:value="2.56320799999958" calcext:value-type="float">
            <text:p>2.563208</text:p>
          </table:table-cell>
          <table:table-cell office:value-type="float" office:value="1.19609299999866" calcext:value-type="float">
            <text:p>1.196093</text:p>
          </table:table-cell>
          <table:table-cell table:formula="of:=[.F95]-[.G95]" office:value-type="float" office:value="1.36711500000092" calcext:value-type="float">
            <text:p>1.367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uthority-link-building-real-time-penguin-259584</text:p>
          </table:table-cell>
          <table:table-cell/>
          <table:table-cell office:value-type="float" office:value="13.7814589999998" calcext:value-type="float">
            <text:p>13.781459</text:p>
          </table:table-cell>
          <table:table-cell office:value-type="float" office:value="13.7814589999998" calcext:value-type="float">
            <text:p>13.781459</text:p>
          </table:table-cell>
          <table:table-cell table:formula="of:=[.C96]-[.D96]" office:value-type="float" office:value="0" calcext:value-type="float">
            <text:p>0</text:p>
          </table:table-cell>
          <table:table-cell table:number-columns-repeated="2" office:value-type="float" office:value="2.71164499999941" calcext:value-type="float">
            <text:p>2.711645</text:p>
          </table:table-cell>
          <table:table-cell table:formula="of:=[.F96]-[.G9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faq-google-mobile-first-index-262751</text:p>
          </table:table-cell>
          <table:table-cell/>
          <table:table-cell office:value-type="float" office:value="13.4136990000006" calcext:value-type="float">
            <text:p>13.413699</text:p>
          </table:table-cell>
          <table:table-cell office:value-type="float" office:value="13.4136990000006" calcext:value-type="float">
            <text:p>13.413699</text:p>
          </table:table-cell>
          <table:table-cell table:formula="of:=[.C97]-[.D97]" office:value-type="float" office:value="0" calcext:value-type="float">
            <text:p>0</text:p>
          </table:table-cell>
          <table:table-cell office:value-type="float" office:value="2.07952399999886" calcext:value-type="float">
            <text:p>2.079524</text:p>
          </table:table-cell>
          <table:table-cell office:value-type="float" office:value="1.16788899999846" calcext:value-type="float">
            <text:p>1.167889</text:p>
          </table:table-cell>
          <table:table-cell table:formula="of:=[.F97]-[.G97]" office:value-type="float" office:value="0.9116350000004" calcext:value-type="float">
            <text:p>0.911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aby-come-back-grow-customer-revenue-people-based-search-marketing-277072</text:p>
          </table:table-cell>
          <table:table-cell/>
          <table:table-cell office:value-type="float" office:value="11.8799879999997" calcext:value-type="float">
            <text:p>11.879988</text:p>
          </table:table-cell>
          <table:table-cell office:value-type="float" office:value="11.8799879999997" calcext:value-type="float">
            <text:p>11.879988</text:p>
          </table:table-cell>
          <table:table-cell table:formula="of:=[.C98]-[.D98]" office:value-type="float" office:value="0" calcext:value-type="float">
            <text:p>0</text:p>
          </table:table-cell>
          <table:table-cell office:value-type="float" office:value="2.61412700000074" calcext:value-type="float">
            <text:p>2.614127</text:p>
          </table:table-cell>
          <table:table-cell office:value-type="float" office:value="1.20467800000188" calcext:value-type="float">
            <text:p>1.204678</text:p>
          </table:table-cell>
          <table:table-cell table:formula="of:=[.F98]-[.G98]" office:value-type="float" office:value="1.40944899999886" calcext:value-type="float">
            <text:p>1.409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vice-switch-m-dot-domain-responsive-mobile-first-index-rollout-277446</text:p>
          </table:table-cell>
          <table:table-cell/>
          <table:table-cell table:number-columns-repeated="2" office:value-type="float" office:value="9.14093899999898" calcext:value-type="float">
            <text:p>9.140939</text:p>
          </table:table-cell>
          <table:table-cell table:formula="of:=[.C99]-[.D99]" office:value-type="float" office:value="0" calcext:value-type="float">
            <text:p>0</text:p>
          </table:table-cell>
          <table:table-cell office:value-type="float" office:value="2.14616000000024" calcext:value-type="float">
            <text:p>2.14616</text:p>
          </table:table-cell>
          <table:table-cell office:value-type="float" office:value="1.13757400000396" calcext:value-type="float">
            <text:p>1.137574</text:p>
          </table:table-cell>
          <table:table-cell table:formula="of:=[.F99]-[.G99]" office:value-type="float" office:value="1.00858599999628" calcext:value-type="float">
            <text:p>1.008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tarts-giving-ranking-boost-secure-httpsssl-sites-199446</text:p>
          </table:table-cell>
          <table:table-cell/>
          <table:table-cell office:value-type="float" office:value="12.8607680000005" calcext:value-type="float">
            <text:p>12.860768</text:p>
          </table:table-cell>
          <table:table-cell office:value-type="float" office:value="10.9605050000046" calcext:value-type="float">
            <text:p>10.960505</text:p>
          </table:table-cell>
          <table:table-cell table:formula="of:=[.C100]-[.D100]" office:value-type="float" office:value="1.9002629999959" calcext:value-type="float">
            <text:p>1.900263</text:p>
          </table:table-cell>
          <table:table-cell office:value-type="float" office:value="1.94612599999891" calcext:value-type="float">
            <text:p>1.946126</text:p>
          </table:table-cell>
          <table:table-cell office:value-type="float" office:value="1.12076299999898" calcext:value-type="float">
            <text:p>1.120763</text:p>
          </table:table-cell>
          <table:table-cell table:formula="of:=[.F100]-[.G100]" office:value-type="float" office:value="0.82536299999993" calcext:value-type="float">
            <text:p>0.825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urvey-43-percent-marketers-say-75-percent-content-not-consumed-277626</text:p>
          </table:table-cell>
          <table:table-cell/>
          <table:table-cell table:number-columns-repeated="2" office:value-type="float" office:value="9.26228600000104" calcext:value-type="float">
            <text:p>9.262286</text:p>
          </table:table-cell>
          <table:table-cell table:formula="of:=[.C101]-[.D101]" office:value-type="float" office:value="0" calcext:value-type="float">
            <text:p>0</text:p>
          </table:table-cell>
          <table:table-cell office:value-type="float" office:value="2.24249000000054" calcext:value-type="float">
            <text:p>2.24249</text:p>
          </table:table-cell>
          <table:table-cell office:value-type="float" office:value="1.15082899999834" calcext:value-type="float">
            <text:p>1.150829</text:p>
          </table:table-cell>
          <table:table-cell table:formula="of:=[.F101]-[.G101]" office:value-type="float" office:value="1.0916610000022" calcext:value-type="float">
            <text:p>1.091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ebay-goes-amp-sign-might-break-past-news-253254</text:p>
          </table:table-cell>
          <table:table-cell/>
          <table:table-cell table:number-columns-repeated="2" office:value-type="float" office:value="12.5360410000003" calcext:value-type="float">
            <text:p>12.536041</text:p>
          </table:table-cell>
          <table:table-cell table:formula="of:=[.C102]-[.D102]" office:value-type="float" office:value="0" calcext:value-type="float">
            <text:p>0</text:p>
          </table:table-cell>
          <table:table-cell office:value-type="float" office:value="3.00395800000115" calcext:value-type="float">
            <text:p>3.003958</text:p>
          </table:table-cell>
          <table:table-cell office:value-type="float" office:value="1.28666199999862" calcext:value-type="float">
            <text:p>1.286662</text:p>
          </table:table-cell>
          <table:table-cell table:formula="of:=[.F102]-[.G102]" office:value-type="float" office:value="1.71729600000253" calcext:value-type="float">
            <text:p>1.717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shops-12-tips-xmas-234353</text:p>
          </table:table-cell>
          <table:table-cell/>
          <table:table-cell table:number-columns-repeated="2" office:value-type="float" office:value="9.1199630000001" calcext:value-type="float">
            <text:p>9.119963</text:p>
          </table:table-cell>
          <table:table-cell table:formula="of:=[.C103]-[.D103]" office:value-type="float" office:value="0" calcext:value-type="float">
            <text:p>0</text:p>
          </table:table-cell>
          <table:table-cell office:value-type="float" office:value="4.1202689999991" calcext:value-type="float">
            <text:p>4.120269</text:p>
          </table:table-cell>
          <table:table-cell office:value-type="float" office:value="1.19944300000134" calcext:value-type="float">
            <text:p>1.199443</text:p>
          </table:table-cell>
          <table:table-cell table:formula="of:=[.F103]-[.G103]" office:value-type="float" office:value="2.92082599999776" calcext:value-type="float">
            <text:p>2.9208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exact-match-close-variants-word-order-function-words-271395</text:p>
          </table:table-cell>
          <table:table-cell/>
          <table:table-cell table:number-columns-repeated="2" office:value-type="float" office:value="12.9489099999992" calcext:value-type="float">
            <text:p>12.94891</text:p>
          </table:table-cell>
          <table:table-cell table:formula="of:=[.C104]-[.D104]" office:value-type="float" office:value="0" calcext:value-type="float">
            <text:p>0</text:p>
          </table:table-cell>
          <table:table-cell office:value-type="float" office:value="2.12250199999835" calcext:value-type="float">
            <text:p>2.122502</text:p>
          </table:table-cell>
          <table:table-cell office:value-type="float" office:value="1.06233499999871" calcext:value-type="float">
            <text:p>1.062335</text:p>
          </table:table-cell>
          <table:table-cell table:formula="of:=[.F104]-[.G104]" office:value-type="float" office:value="1.06016699999964" calcext:value-type="float">
            <text:p>1.060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aidu-becomes-googles-biggest-ally-mobile-page-speed-271275</text:p>
          </table:table-cell>
          <table:table-cell/>
          <table:table-cell table:number-columns-repeated="2" office:value-type="float" office:value="8.96934099999999" calcext:value-type="float">
            <text:p>8.969341</text:p>
          </table:table-cell>
          <table:table-cell table:formula="of:=[.C105]-[.D105]" office:value-type="float" office:value="0" calcext:value-type="float">
            <text:p>0</text:p>
          </table:table-cell>
          <table:table-cell office:value-type="float" office:value="2.21060299999954" calcext:value-type="float">
            <text:p>2.210603</text:p>
          </table:table-cell>
          <table:table-cell office:value-type="float" office:value="0.0826689999994442" calcext:value-type="float">
            <text:p>0.082669</text:p>
          </table:table-cell>
          <table:table-cell table:formula="of:=[.F105]-[.G105]" office:value-type="float" office:value="2.1279340000001" calcext:value-type="float">
            <text:p>2.127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ooking-for-black-friday-deals-bing-flyer-ads-retailer-circulars-263997</text:p>
          </table:table-cell>
          <table:table-cell/>
          <table:table-cell table:number-columns-repeated="2" office:value-type="float" office:value="12.718895" calcext:value-type="float">
            <text:p>12.718895</text:p>
          </table:table-cell>
          <table:table-cell table:formula="of:=[.C106]-[.D106]" office:value-type="float" office:value="0" calcext:value-type="float">
            <text:p>0</text:p>
          </table:table-cell>
          <table:table-cell office:value-type="float" office:value="2.50075399999696" calcext:value-type="float">
            <text:p>2.500754</text:p>
          </table:table-cell>
          <table:table-cell office:value-type="float" office:value="1.09825799999817" calcext:value-type="float">
            <text:p>1.098258</text:p>
          </table:table-cell>
          <table:table-cell table:formula="of:=[.F106]-[.G106]" office:value-type="float" office:value="1.40249599999879" calcext:value-type="float">
            <text:p>1.402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rolls-new-event-search-feature-app-mobile-web-274857</text:p>
          </table:table-cell>
          <table:table-cell/>
          <table:table-cell table:number-columns-repeated="2" office:value-type="float" office:value="9.5643970000001" calcext:value-type="float">
            <text:p>9.564397</text:p>
          </table:table-cell>
          <table:table-cell table:formula="of:=[.C107]-[.D107]" office:value-type="float" office:value="0" calcext:value-type="float">
            <text:p>0</text:p>
          </table:table-cell>
          <table:table-cell office:value-type="float" office:value="2.27939300000071" calcext:value-type="float">
            <text:p>2.279393</text:p>
          </table:table-cell>
          <table:table-cell office:value-type="float" office:value="1.21134299999903" calcext:value-type="float">
            <text:p>1.211343</text:p>
          </table:table-cell>
          <table:table-cell table:formula="of:=[.F107]-[.G107]" office:value-type="float" office:value="1.06805000000168" calcext:value-type="float">
            <text:p>1.06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google-featured-snippets-yext-app-directory-seo-277048</text:p>
          </table:table-cell>
          <table:table-cell/>
          <table:table-cell table:number-columns-repeated="2" office:value-type="float" office:value="14.5364629999967" calcext:value-type="float">
            <text:p>14.536463</text:p>
          </table:table-cell>
          <table:table-cell table:formula="of:=[.C108]-[.D108]" office:value-type="float" office:value="0" calcext:value-type="float">
            <text:p>0</text:p>
          </table:table-cell>
          <table:table-cell office:value-type="float" office:value="1.96851200000128" calcext:value-type="float">
            <text:p>1.968512</text:p>
          </table:table-cell>
          <table:table-cell office:value-type="float" office:value="1.40866000000096" calcext:value-type="float">
            <text:p>1.40866</text:p>
          </table:table-cell>
          <table:table-cell table:formula="of:=[.F108]-[.G108]" office:value-type="float" office:value="0.55985200000032" calcext:value-type="float">
            <text:p>0.559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5-must-technical-seo-audits-validations-2017-273207</text:p>
          </table:table-cell>
          <table:table-cell/>
          <table:table-cell table:number-columns-repeated="2" office:value-type="float" office:value="10.4453649999996" calcext:value-type="float">
            <text:p>10.445365</text:p>
          </table:table-cell>
          <table:table-cell table:formula="of:=[.C109]-[.D109]" office:value-type="float" office:value="0" calcext:value-type="float">
            <text:p>0</text:p>
          </table:table-cell>
          <table:table-cell office:value-type="float" office:value="2.11645400000089" calcext:value-type="float">
            <text:p>2.116454</text:p>
          </table:table-cell>
          <table:table-cell office:value-type="float" office:value="1.2457489999997" calcext:value-type="float">
            <text:p>1.245749</text:p>
          </table:table-cell>
          <table:table-cell table:formula="of:=[.F109]-[.G109]" office:value-type="float" office:value="0.87070500000119" calcext:value-type="float">
            <text:p>0.870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website-design-everything-need-know-272899</text:p>
          </table:table-cell>
          <table:table-cell/>
          <table:table-cell office:value-type="float" office:value="10.1769470000008" calcext:value-type="float">
            <text:p>10.176947</text:p>
          </table:table-cell>
          <table:table-cell office:value-type="float" office:value="10.1769470000008" calcext:value-type="float">
            <text:p>10.176947</text:p>
          </table:table-cell>
          <table:table-cell table:formula="of:=[.C110]-[.D110]" office:value-type="float" office:value="0" calcext:value-type="float">
            <text:p>0</text:p>
          </table:table-cell>
          <table:table-cell office:value-type="float" office:value="2.61679300000105" calcext:value-type="float">
            <text:p>2.616793</text:p>
          </table:table-cell>
          <table:table-cell office:value-type="float" office:value="1.30546899999899" calcext:value-type="float">
            <text:p>1.305469</text:p>
          </table:table-cell>
          <table:table-cell table:formula="of:=[.F110]-[.G110]" office:value-type="float" office:value="1.31132400000206" calcext:value-type="float">
            <text:p>1.31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10-big-changes-search-20-years-covering-246421</text:p>
          </table:table-cell>
          <table:table-cell/>
          <table:table-cell table:number-columns-repeated="2" office:value-type="float" office:value="15.7145900000014" calcext:value-type="float">
            <text:p>15.71459</text:p>
          </table:table-cell>
          <table:table-cell table:formula="of:=[.C111]-[.D111]" office:value-type="float" office:value="0" calcext:value-type="float">
            <text:p>0</text:p>
          </table:table-cell>
          <table:table-cell table:number-columns-repeated="2" office:value-type="float" office:value="2.74417999999969" calcext:value-type="float">
            <text:p>2.74418</text:p>
          </table:table-cell>
          <table:table-cell table:formula="of:=[.F111]-[.G1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zaha-hadid-google-doodle-honors-first-woman-win-pritzker-architecture-prize-276027</text:p>
          </table:table-cell>
          <table:table-cell/>
          <table:table-cell table:number-columns-repeated="2" office:value-type="float" office:value="13.3779089999998" calcext:value-type="float">
            <text:p>13.377909</text:p>
          </table:table-cell>
          <table:table-cell table:formula="of:=[.C112]-[.D112]" office:value-type="float" office:value="0" calcext:value-type="float">
            <text:p>0</text:p>
          </table:table-cell>
          <table:table-cell office:value-type="float" office:value="2.47323999999935" calcext:value-type="float">
            <text:p>2.47324</text:p>
          </table:table-cell>
          <table:table-cell office:value-type="float" office:value="1.07579600000008" calcext:value-type="float">
            <text:p>1.075796</text:p>
          </table:table-cell>
          <table:table-cell table:formula="of:=[.F112]-[.G112]" office:value-type="float" office:value="1.39744399999927" calcext:value-type="float">
            <text:p>1.397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call-entries-2017-search-engine-land-awards-274554</text:p>
          </table:table-cell>
          <table:table-cell/>
          <table:table-cell table:number-columns-repeated="2" office:value-type="float" office:value="19.2381299999979" calcext:value-type="float">
            <text:p>19.23813</text:p>
          </table:table-cell>
          <table:table-cell table:formula="of:=[.C113]-[.D113]" office:value-type="float" office:value="0" calcext:value-type="float">
            <text:p>0</text:p>
          </table:table-cell>
          <table:table-cell office:value-type="float" office:value="2.04719900000055" calcext:value-type="float">
            <text:p>2.047199</text:p>
          </table:table-cell>
          <table:table-cell office:value-type="float" office:value="1.05124499999875" calcext:value-type="float">
            <text:p>1.051245</text:p>
          </table:table-cell>
          <table:table-cell table:formula="of:=[.F113]-[.G113]" office:value-type="float" office:value="0.9959540000018" calcext:value-type="float">
            <text:p>0.9959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audience-targeting-in-market-custom-audiences-277080</text:p>
          </table:table-cell>
          <table:table-cell/>
          <table:table-cell table:number-columns-repeated="2" office:value-type="float" office:value="10.1791599999997" calcext:value-type="float">
            <text:p>10.17916</text:p>
          </table:table-cell>
          <table:table-cell table:formula="of:=[.C114]-[.D114]" office:value-type="float" office:value="0" calcext:value-type="float">
            <text:p>0</text:p>
          </table:table-cell>
          <table:table-cell office:value-type="float" office:value="2.21998499999972" calcext:value-type="float">
            <text:p>2.219985</text:p>
          </table:table-cell>
          <table:table-cell office:value-type="float" office:value="1.32642799999985" calcext:value-type="float">
            <text:p>1.326428</text:p>
          </table:table-cell>
          <table:table-cell table:formula="of:=[.F114]-[.G114]" office:value-type="float" office:value="0.89355699999987" calcext:value-type="float">
            <text:p>0.893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5-successful-b2b-adwords-best-practices-for-any-company-277308</text:p>
          </table:table-cell>
          <table:table-cell/>
          <table:table-cell table:number-columns-repeated="2" office:value-type="float" office:value="9.74895000000106" calcext:value-type="float">
            <text:p>9.74895</text:p>
          </table:table-cell>
          <table:table-cell table:formula="of:=[.C115]-[.D115]" office:value-type="float" office:value="0" calcext:value-type="float">
            <text:p>0</text:p>
          </table:table-cell>
          <table:table-cell office:value-type="float" office:value="2.35768800000005" calcext:value-type="float">
            <text:p>2.357688</text:p>
          </table:table-cell>
          <table:table-cell office:value-type="float" office:value="1.20947200000228" calcext:value-type="float">
            <text:p>1.209472</text:p>
          </table:table-cell>
          <table:table-cell table:formula="of:=[.F115]-[.G115]" office:value-type="float" office:value="1.14821599999777" calcext:value-type="float">
            <text:p>1.148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yet-another-study-shows-significant-drops-organic-clicks-featured-snippets-276927</text:p>
          </table:table-cell>
          <table:table-cell/>
          <table:table-cell table:number-columns-repeated="2" office:value-type="float" office:value="11.4484220000013" calcext:value-type="float">
            <text:p>11.448422</text:p>
          </table:table-cell>
          <table:table-cell table:formula="of:=[.C116]-[.D116]" office:value-type="float" office:value="0" calcext:value-type="float">
            <text:p>0</text:p>
          </table:table-cell>
          <table:table-cell office:value-type="float" office:value="2.23461699999825" calcext:value-type="float">
            <text:p>2.234617</text:p>
          </table:table-cell>
          <table:table-cell office:value-type="float" office:value="1.16004700000121" calcext:value-type="float">
            <text:p>1.160047</text:p>
          </table:table-cell>
          <table:table-cell table:formula="of:=[.F116]-[.G116]" office:value-type="float" office:value="1.07456999999704" calcext:value-type="float">
            <text:p>1.07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hopping-ads-display-pilot-274251</text:p>
          </table:table-cell>
          <table:table-cell/>
          <table:table-cell office:value-type="float" office:value="13.4651139999987" calcext:value-type="float">
            <text:p>13.465114</text:p>
          </table:table-cell>
          <table:table-cell office:value-type="float" office:value="13.3276430000005" calcext:value-type="float">
            <text:p>13.327643</text:p>
          </table:table-cell>
          <table:table-cell table:formula="of:=[.C117]-[.D117]" office:value-type="float" office:value="0.137470999998198" calcext:value-type="float">
            <text:p>0.137471</text:p>
          </table:table-cell>
          <table:table-cell office:value-type="float" office:value="2.17280699999901" calcext:value-type="float">
            <text:p>2.172807</text:p>
          </table:table-cell>
          <table:table-cell office:value-type="float" office:value="1.26063999999679" calcext:value-type="float">
            <text:p>1.26064</text:p>
          </table:table-cell>
          <table:table-cell table:formula="of:=[.F117]-[.G117]" office:value-type="float" office:value="0.91216700000222" calcext:value-type="float">
            <text:p>0.91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google-io-news-google-buy-button-program-todays-google-doodle-275270</text:p>
          </table:table-cell>
          <table:table-cell/>
          <table:table-cell table:number-columns-repeated="2" office:value-type="float" office:value="13.656551" calcext:value-type="float">
            <text:p>13.656551</text:p>
          </table:table-cell>
          <table:table-cell table:formula="of:=[.C118]-[.D118]" office:value-type="float" office:value="0" calcext:value-type="float">
            <text:p>0</text:p>
          </table:table-cell>
          <table:table-cell office:value-type="float" office:value="2.00043200000073" calcext:value-type="float">
            <text:p>2.000432</text:p>
          </table:table-cell>
          <table:table-cell office:value-type="float" office:value="1.08708899999692" calcext:value-type="float">
            <text:p>1.087089</text:p>
          </table:table-cell>
          <table:table-cell table:formula="of:=[.F118]-[.G118]" office:value-type="float" office:value="0.91334300000381" calcext:value-type="float">
            <text:p>0.9133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mall-business-seo-questions-answered-276500</text:p>
          </table:table-cell>
          <table:table-cell/>
          <table:table-cell table:number-columns-repeated="2" office:value-type="float" office:value="14.1168130000005" calcext:value-type="float">
            <text:p>14.116813</text:p>
          </table:table-cell>
          <table:table-cell table:formula="of:=[.C119]-[.D119]" office:value-type="float" office:value="0" calcext:value-type="float">
            <text:p>0</text:p>
          </table:table-cell>
          <table:table-cell office:value-type="float" office:value="2.15348900000026" calcext:value-type="float">
            <text:p>2.153489</text:p>
          </table:table-cell>
          <table:table-cell office:value-type="float" office:value="1.35793399999966" calcext:value-type="float">
            <text:p>1.357934</text:p>
          </table:table-cell>
          <table:table-cell table:formula="of:=[.F119]-[.G119]" office:value-type="float" office:value="0.7955550000006" calcext:value-type="float">
            <text:p>0.795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dont-miss-smx-advanced-year-register-now-save-400-274247</text:p>
          </table:table-cell>
          <table:table-cell/>
          <table:table-cell office:value-type="float" office:value="13.637494999999" calcext:value-type="float">
            <text:p>13.637495</text:p>
          </table:table-cell>
          <table:table-cell office:value-type="float" office:value="13.637494999999" calcext:value-type="float">
            <text:p>13.637495</text:p>
          </table:table-cell>
          <table:table-cell table:formula="of:=[.C120]-[.D120]" office:value-type="float" office:value="0" calcext:value-type="float">
            <text:p>0</text:p>
          </table:table-cell>
          <table:table-cell office:value-type="float" office:value="11.8805080000002" calcext:value-type="float">
            <text:p>11.880508</text:p>
          </table:table-cell>
          <table:table-cell office:value-type="float" office:value="1.08169900000217" calcext:value-type="float">
            <text:p>1.081699</text:p>
          </table:table-cell>
          <table:table-cell table:formula="of:=[.F120]-[.G120]" office:value-type="float" office:value="10.798808999998" calcext:value-type="float">
            <text:p>10.798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mx-west-just-days-away-reserve-seat-now-271166</text:p>
          </table:table-cell>
          <table:table-cell/>
          <table:table-cell office:value-type="float" office:value="7.83167700000013" calcext:value-type="float">
            <text:p>7.831677</text:p>
          </table:table-cell>
          <table:table-cell office:value-type="float" office:value="3.69814300000052" calcext:value-type="float">
            <text:p>3.698143</text:p>
          </table:table-cell>
          <table:table-cell table:formula="of:=[.C121]-[.D121]" office:value-type="float" office:value="4.13353399999961" calcext:value-type="float">
            <text:p>4.133534</text:p>
          </table:table-cell>
          <table:table-cell table:number-columns-repeated="2" office:value-type="float" office:value="2.88565100000051" calcext:value-type="float">
            <text:p>2.885651</text:p>
          </table:table-cell>
          <table:table-cell table:formula="of:=[.F121]-[.G1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wsj-first-click-free-269545</text:p>
          </table:table-cell>
          <table:table-cell/>
          <table:table-cell table:number-columns-repeated="2" office:value-type="float" office:value="14.3209520000019" calcext:value-type="float">
            <text:p>14.320952</text:p>
          </table:table-cell>
          <table:table-cell table:formula="of:=[.C122]-[.D122]" office:value-type="float" office:value="0" calcext:value-type="float">
            <text:p>0</text:p>
          </table:table-cell>
          <table:table-cell table:number-columns-repeated="2" office:value-type="float" office:value="2.90006999999969" calcext:value-type="float">
            <text:p>2.90007</text:p>
          </table:table-cell>
          <table:table-cell table:formula="of:=[.F122]-[.G1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earn-basics-programmatic-advertising-2-275356</text:p>
          </table:table-cell>
          <table:table-cell/>
          <table:table-cell table:number-columns-repeated="2" office:value-type="float" office:value="6.88938400000006" calcext:value-type="float">
            <text:p>6.889384</text:p>
          </table:table-cell>
          <table:table-cell table:formula="of:=[.C123]-[.D123]" office:value-type="float" office:value="0" calcext:value-type="float">
            <text:p>0</text:p>
          </table:table-cell>
          <table:table-cell table:number-columns-repeated="2" office:value-type="float" office:value="2.85982100000001" calcext:value-type="float">
            <text:p>2.859821</text:p>
          </table:table-cell>
          <table:table-cell table:formula="of:=[.F123]-[.G1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report-google-planning-bring-assistant-iphone-275115</text:p>
          </table:table-cell>
          <table:table-cell/>
          <table:table-cell table:number-columns-repeated="2" office:value-type="float" office:value="9.49874799999816" calcext:value-type="float">
            <text:p>9.498748</text:p>
          </table:table-cell>
          <table:table-cell table:formula="of:=[.C124]-[.D124]" office:value-type="float" office:value="0" calcext:value-type="float">
            <text:p>0</text:p>
          </table:table-cell>
          <table:table-cell office:value-type="float" office:value="2.90531599999667" calcext:value-type="float">
            <text:p>2.905316</text:p>
          </table:table-cell>
          <table:table-cell office:value-type="float" office:value="1.122158999995" calcext:value-type="float">
            <text:p>1.122159</text:p>
          </table:table-cell>
          <table:table-cell table:formula="of:=[.F124]-[.G124]" office:value-type="float" office:value="1.78315700000167" calcext:value-type="float">
            <text:p>1.783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optimize-content-seos-writers-274956</text:p>
          </table:table-cell>
          <table:table-cell/>
          <table:table-cell table:number-columns-repeated="2" office:value-type="float" office:value="9.9711299999999" calcext:value-type="float">
            <text:p>9.97113</text:p>
          </table:table-cell>
          <table:table-cell table:formula="of:=[.C125]-[.D125]" office:value-type="float" office:value="0" calcext:value-type="float">
            <text:p>0</text:p>
          </table:table-cell>
          <table:table-cell office:value-type="float" office:value="2.36330099999941" calcext:value-type="float">
            <text:p>2.363301</text:p>
          </table:table-cell>
          <table:table-cell office:value-type="float" office:value="1.00994100000026" calcext:value-type="float">
            <text:p>1.009941</text:p>
          </table:table-cell>
          <table:table-cell table:formula="of:=[.F125]-[.G125]" office:value-type="float" office:value="1.35335999999915" calcext:value-type="float">
            <text:p>1.353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ntikythera-mechanism-google-doodle-honors-ancient-astronomical-tool-275178</text:p>
          </table:table-cell>
          <table:table-cell/>
          <table:table-cell table:number-columns-repeated="2" office:value-type="float" office:value="13.3749750000025" calcext:value-type="float">
            <text:p>13.374975</text:p>
          </table:table-cell>
          <table:table-cell table:formula="of:=[.C126]-[.D126]" office:value-type="float" office:value="0" calcext:value-type="float">
            <text:p>0</text:p>
          </table:table-cell>
          <table:table-cell table:number-columns-repeated="2" office:value-type="float" office:value="2.06592400000045" calcext:value-type="float">
            <text:p>2.065924</text:p>
          </table:table-cell>
          <table:table-cell table:formula="of:=[.F126]-[.G1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hree-well-meaning-paid-search-optimizations-might-kill-performance-266550</text:p>
          </table:table-cell>
          <table:table-cell/>
          <table:table-cell table:number-columns-repeated="2" office:value-type="float" office:value="15.0406330000005" calcext:value-type="float">
            <text:p>15.040633</text:p>
          </table:table-cell>
          <table:table-cell table:formula="of:=[.C127]-[.D127]" office:value-type="float" office:value="0" calcext:value-type="float">
            <text:p>0</text:p>
          </table:table-cell>
          <table:table-cell office:value-type="float" office:value="3.1618669999998" calcext:value-type="float">
            <text:p>3.161867</text:p>
          </table:table-cell>
          <table:table-cell office:value-type="float" office:value="1.1198060000006" calcext:value-type="float">
            <text:p>1.119806</text:p>
          </table:table-cell>
          <table:table-cell table:formula="of:=[.F127]-[.G127]" office:value-type="float" office:value="2.0420609999992" calcext:value-type="float">
            <text:p>2.042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nominations-wanted-list-whos-naughty-nice-264696</text:p>
          </table:table-cell>
          <table:table-cell/>
          <table:table-cell table:number-columns-repeated="2" office:value-type="float" office:value="13.1364919999978" calcext:value-type="float">
            <text:p>13.136492</text:p>
          </table:table-cell>
          <table:table-cell table:formula="of:=[.C128]-[.D128]" office:value-type="float" office:value="0" calcext:value-type="float">
            <text:p>0</text:p>
          </table:table-cell>
          <table:table-cell office:value-type="float" office:value="3.52134000000024" calcext:value-type="float">
            <text:p>3.52134</text:p>
          </table:table-cell>
          <table:table-cell office:value-type="float" office:value="1.11618800000087" calcext:value-type="float">
            <text:p>1.116188</text:p>
          </table:table-cell>
          <table:table-cell table:formula="of:=[.F128]-[.G128]" office:value-type="float" office:value="2.40515199999937" calcext:value-type="float">
            <text:p>2.405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ocal-seo-ranking-2016-beyond-251404</text:p>
          </table:table-cell>
          <table:table-cell/>
          <table:table-cell office:value-type="float" office:value="10.0438329999997" calcext:value-type="float">
            <text:p>10.043833</text:p>
          </table:table-cell>
          <table:table-cell office:value-type="float" office:value="10.0438329999997" calcext:value-type="float">
            <text:p>10.043833</text:p>
          </table:table-cell>
          <table:table-cell table:formula="of:=[.C129]-[.D129]" office:value-type="float" office:value="0" calcext:value-type="float">
            <text:p>0</text:p>
          </table:table-cell>
          <table:table-cell table:number-columns-repeated="2" office:value-type="float" office:value="3.1140000000014" calcext:value-type="float">
            <text:p>3.114</text:p>
          </table:table-cell>
          <table:table-cell table:formula="of:=[.F129]-[.G1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eu-ready-fine-google-billions-shopping-search-case-report-276190</text:p>
          </table:table-cell>
          <table:table-cell/>
          <table:table-cell table:number-columns-repeated="2" office:value-type="float" office:value="8.04564800000117" calcext:value-type="float">
            <text:p>8.045648</text:p>
          </table:table-cell>
          <table:table-cell table:formula="of:=[.C130]-[.D130]" office:value-type="float" office:value="0" calcext:value-type="float">
            <text:p>0</text:p>
          </table:table-cell>
          <table:table-cell office:value-type="float" office:value="2.19341699999859" calcext:value-type="float">
            <text:p>2.193417</text:p>
          </table:table-cell>
          <table:table-cell office:value-type="float" office:value="1.20218999999633" calcext:value-type="float">
            <text:p>1.20219</text:p>
          </table:table-cell>
          <table:table-cell table:formula="of:=[.F130]-[.G130]" office:value-type="float" office:value="0.99122700000226" calcext:value-type="float">
            <text:p>0.991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10-tips-for-avoiding-shady-seo-providers-245676</text:p>
          </table:table-cell>
          <table:table-cell/>
          <table:table-cell table:number-columns-repeated="2" office:value-type="float" office:value="12.5653750000001" calcext:value-type="float">
            <text:p>12.565375</text:p>
          </table:table-cell>
          <table:table-cell table:formula="of:=[.C131]-[.D131]" office:value-type="float" office:value="0" calcext:value-type="float">
            <text:p>0</text:p>
          </table:table-cell>
          <table:table-cell table:number-columns-repeated="2" office:value-type="float" office:value="2.02151799999774" calcext:value-type="float">
            <text:p>2.021518</text:p>
          </table:table-cell>
          <table:table-cell table:formula="of:=[.F131]-[.G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mb-websites-matter-anymore-yp-doubles-yes-new-pro-seo-product-276727</text:p>
          </table:table-cell>
          <table:table-cell/>
          <table:table-cell table:number-columns-repeated="2" office:value-type="float" office:value="9.17580100000032" calcext:value-type="float">
            <text:p>9.175801</text:p>
          </table:table-cell>
          <table:table-cell table:formula="of:=[.C132]-[.D132]" office:value-type="float" office:value="0" calcext:value-type="float">
            <text:p>0</text:p>
          </table:table-cell>
          <table:table-cell office:value-type="float" office:value="3.25100600000223" calcext:value-type="float">
            <text:p>3.251006</text:p>
          </table:table-cell>
          <table:table-cell office:value-type="float" office:value="1.12651000000551" calcext:value-type="float">
            <text:p>1.12651</text:p>
          </table:table-cell>
          <table:table-cell table:formula="of:=[.F132]-[.G132]" office:value-type="float" office:value="2.12449599999672" calcext:value-type="float">
            <text:p>2.124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watch-retail-space-2017-retail-prediction-272463</text:p>
          </table:table-cell>
          <table:table-cell/>
          <table:table-cell table:number-columns-repeated="2" office:value-type="float" office:value="9.25576799999999" calcext:value-type="float">
            <text:p>9.255768</text:p>
          </table:table-cell>
          <table:table-cell table:formula="of:=[.C133]-[.D133]" office:value-type="float" office:value="0" calcext:value-type="float">
            <text:p>0</text:p>
          </table:table-cell>
          <table:table-cell office:value-type="float" office:value="3.0295129999995" calcext:value-type="float">
            <text:p>3.029513</text:p>
          </table:table-cell>
          <table:table-cell office:value-type="float" office:value="1.24580799999967" calcext:value-type="float">
            <text:p>1.245808</text:p>
          </table:table-cell>
          <table:table-cell table:formula="of:=[.F133]-[.G133]" office:value-type="float" office:value="1.78370499999983" calcext:value-type="float">
            <text:p>1.783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dont-tardy-back-school-searching-starts-july-plan-campaigns-now-275912</text:p>
          </table:table-cell>
          <table:table-cell/>
          <table:table-cell table:number-columns-repeated="2" office:value-type="float" office:value="13.4560389999997" calcext:value-type="float">
            <text:p>13.456039</text:p>
          </table:table-cell>
          <table:table-cell table:formula="of:=[.C134]-[.D134]" office:value-type="float" office:value="0" calcext:value-type="float">
            <text:p>0</text:p>
          </table:table-cell>
          <table:table-cell office:value-type="float" office:value="2.76289600000018" calcext:value-type="float">
            <text:p>2.762896</text:p>
          </table:table-cell>
          <table:table-cell office:value-type="float" office:value="2.3011230000011" calcext:value-type="float">
            <text:p>2.301123</text:p>
          </table:table-cell>
          <table:table-cell table:formula="of:=[.F134]-[.G134]" office:value-type="float" office:value="0.46177299999908" calcext:value-type="float">
            <text:p>0.461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e-attends-martech-273260</text:p>
          </table:table-cell>
          <table:table-cell/>
          <table:table-cell office:value-type="float" office:value="8.11210600000004" calcext:value-type="float">
            <text:p>8.112106</text:p>
          </table:table-cell>
          <table:table-cell office:value-type="float" office:value="5.01787899999999" calcext:value-type="float">
            <text:p>5.017879</text:p>
          </table:table-cell>
          <table:table-cell table:formula="of:=[.C135]-[.D135]" office:value-type="float" office:value="3.09422700000005" calcext:value-type="float">
            <text:p>3.094227</text:p>
          </table:table-cell>
          <table:table-cell office:value-type="float" office:value="2.65857200000028" calcext:value-type="float">
            <text:p>2.658572</text:p>
          </table:table-cell>
          <table:table-cell office:value-type="float" office:value="2.65857200000028" calcext:value-type="float">
            <text:p>2.658572</text:p>
          </table:table-cell>
          <table:table-cell table:formula="of:=[.F135]-[.G1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forget-unique-content-try-actually-local-260294</text:p>
          </table:table-cell>
          <table:table-cell/>
          <table:table-cell table:number-columns-repeated="2" office:value-type="float" office:value="14.3978220000008" calcext:value-type="float">
            <text:p>14.397822</text:p>
          </table:table-cell>
          <table:table-cell table:formula="of:=[.C136]-[.D136]" office:value-type="float" office:value="0" calcext:value-type="float">
            <text:p>0</text:p>
          </table:table-cell>
          <table:table-cell office:value-type="float" office:value="3.11795800000073" calcext:value-type="float">
            <text:p>3.117958</text:p>
          </table:table-cell>
          <table:table-cell office:value-type="float" office:value="1.11882200000036" calcext:value-type="float">
            <text:p>1.118822</text:p>
          </table:table-cell>
          <table:table-cell table:formula="of:=[.F136]-[.G136]" office:value-type="float" office:value="1.99913600000037" calcext:value-type="float">
            <text:p>1.999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oskar-fischinger-google-doodle-honoring-filmmaker-visual-artist-doubles-musical-instrument-277649</text:p>
          </table:table-cell>
          <table:table-cell/>
          <table:table-cell table:number-columns-repeated="2" office:value-type="float" office:value="7.64896700000099" calcext:value-type="float">
            <text:p>7.648967</text:p>
          </table:table-cell>
          <table:table-cell table:formula="of:=[.C137]-[.D137]" office:value-type="float" office:value="0" calcext:value-type="float">
            <text:p>0</text:p>
          </table:table-cell>
          <table:table-cell office:value-type="float" office:value="3.2106440000025" calcext:value-type="float">
            <text:p>3.210644</text:p>
          </table:table-cell>
          <table:table-cell office:value-type="float" office:value="1.13624300000083" calcext:value-type="float">
            <text:p>1.136243</text:p>
          </table:table-cell>
          <table:table-cell table:formula="of:=[.F137]-[.G137]" office:value-type="float" office:value="2.07440100000167" calcext:value-type="float">
            <text:p>2.074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s-project-owl-attack-fake-news-273700</text:p>
          </table:table-cell>
          <table:table-cell/>
          <table:table-cell table:number-columns-repeated="2" office:value-type="float" office:value="14.9514530000015" calcext:value-type="float">
            <text:p>14.951453</text:p>
          </table:table-cell>
          <table:table-cell table:formula="of:=[.C138]-[.D138]" office:value-type="float" office:value="0" calcext:value-type="float">
            <text:p>0</text:p>
          </table:table-cell>
          <table:table-cell office:value-type="float" office:value="3.02005400000053" calcext:value-type="float">
            <text:p>3.020054</text:p>
          </table:table-cell>
          <table:table-cell office:value-type="float" office:value="1.23041200000444" calcext:value-type="float">
            <text:p>1.230412</text:p>
          </table:table-cell>
          <table:table-cell table:formula="of:=[.F138]-[.G138]" office:value-type="float" office:value="1.78964199999609" calcext:value-type="float">
            <text:p>1.789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google-mobile-index-bing-ads-market-targeting-pinterest-search-277107</text:p>
          </table:table-cell>
          <table:table-cell/>
          <table:table-cell office:value-type="float" office:value="13.5284240000001" calcext:value-type="float">
            <text:p>13.528424</text:p>
          </table:table-cell>
          <table:table-cell office:value-type="float" office:value="13.5284240000001" calcext:value-type="float">
            <text:p>13.528424</text:p>
          </table:table-cell>
          <table:table-cell table:formula="of:=[.C139]-[.D139]" office:value-type="float" office:value="0" calcext:value-type="float">
            <text:p>0</text:p>
          </table:table-cell>
          <table:table-cell office:value-type="float" office:value="2.6615610000008" calcext:value-type="float">
            <text:p>2.661561</text:p>
          </table:table-cell>
          <table:table-cell office:value-type="float" office:value="1.85435599999983" calcext:value-type="float">
            <text:p>1.854356</text:p>
          </table:table-cell>
          <table:table-cell table:formula="of:=[.F139]-[.G139]" office:value-type="float" office:value="0.80720500000097" calcext:value-type="float">
            <text:p>0.807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dear-google-4-suggestions-fixing-massive-problem-fake-reviews-276445</text:p>
          </table:table-cell>
          <table:table-cell/>
          <table:table-cell office:value-type="float" office:value="13.8571910000028" calcext:value-type="float">
            <text:p>13.857191</text:p>
          </table:table-cell>
          <table:table-cell office:value-type="float" office:value="12.0971370000043" calcext:value-type="float">
            <text:p>12.097137</text:p>
          </table:table-cell>
          <table:table-cell table:formula="of:=[.C140]-[.D140]" office:value-type="float" office:value="1.7600539999985" calcext:value-type="float">
            <text:p>1.760054</text:p>
          </table:table-cell>
          <table:table-cell table:number-columns-repeated="2" office:value-type="float" office:value="2.19270700000015" calcext:value-type="float">
            <text:p>2.192707</text:p>
          </table:table-cell>
          <table:table-cell table:formula="of:=[.F140]-[.G1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ime-consider-local-marketing-automation-software-275283</text:p>
          </table:table-cell>
          <table:table-cell/>
          <table:table-cell table:number-columns-repeated="2" office:value-type="float" office:value="13.0287450000005" calcext:value-type="float">
            <text:p>13.028745</text:p>
          </table:table-cell>
          <table:table-cell table:formula="of:=[.C141]-[.D141]" office:value-type="float" office:value="0" calcext:value-type="float">
            <text:p>0</text:p>
          </table:table-cell>
          <table:table-cell office:value-type="float" office:value="2.70061999999962" calcext:value-type="float">
            <text:p>2.70062</text:p>
          </table:table-cell>
          <table:table-cell office:value-type="float" office:value="1.2797180000016" calcext:value-type="float">
            <text:p>1.279718</text:p>
          </table:table-cell>
          <table:table-cell table:formula="of:=[.F141]-[.G141]" office:value-type="float" office:value="1.42090199999802" calcext:value-type="float">
            <text:p>1.420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rinting-way-seo-success-248035</text:p>
          </table:table-cell>
          <table:table-cell/>
          <table:table-cell table:number-columns-repeated="2" office:value-type="float" office:value="13.5586619999995" calcext:value-type="float">
            <text:p>13.558662</text:p>
          </table:table-cell>
          <table:table-cell table:formula="of:=[.C142]-[.D142]" office:value-type="float" office:value="0" calcext:value-type="float">
            <text:p>0</text:p>
          </table:table-cell>
          <table:table-cell office:value-type="float" office:value="2.81660399999964" calcext:value-type="float">
            <text:p>2.816604</text:p>
          </table:table-cell>
          <table:table-cell office:value-type="float" office:value="1.2525360000036" calcext:value-type="float">
            <text:p>1.252536</text:p>
          </table:table-cell>
          <table:table-cell table:formula="of:=[.F142]-[.G142]" office:value-type="float" office:value="1.56406799999604" calcext:value-type="float">
            <text:p>1.564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7-unannounced-updates-google-business-2017-274086</text:p>
          </table:table-cell>
          <table:table-cell/>
          <table:table-cell table:number-columns-repeated="2" office:value-type="float" office:value="13.5159820000008" calcext:value-type="float">
            <text:p>13.515982</text:p>
          </table:table-cell>
          <table:table-cell table:formula="of:=[.C143]-[.D143]" office:value-type="float" office:value="0" calcext:value-type="float">
            <text:p>0</text:p>
          </table:table-cell>
          <table:table-cell office:value-type="float" office:value="2.37214500000118" calcext:value-type="float">
            <text:p>2.372145</text:p>
          </table:table-cell>
          <table:table-cell office:value-type="float" office:value="1.14463099999921" calcext:value-type="float">
            <text:p>1.144631</text:p>
          </table:table-cell>
          <table:table-cell table:formula="of:=[.F143]-[.G143]" office:value-type="float" office:value="1.22751400000197" calcext:value-type="float">
            <text:p>1.227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makes-easier-see-share-publishers-real-urls-amp-pages-268699</text:p>
          </table:table-cell>
          <table:table-cell/>
          <table:table-cell table:number-columns-repeated="2" office:value-type="float" office:value="13.1740649999992" calcext:value-type="float">
            <text:p>13.174065</text:p>
          </table:table-cell>
          <table:table-cell table:formula="of:=[.C144]-[.D144]" office:value-type="float" office:value="0" calcext:value-type="float">
            <text:p>0</text:p>
          </table:table-cell>
          <table:table-cell office:value-type="float" office:value="3.11295799999971" calcext:value-type="float">
            <text:p>3.112958</text:p>
          </table:table-cell>
          <table:table-cell office:value-type="float" office:value="1.23137299999962" calcext:value-type="float">
            <text:p>1.231373</text:p>
          </table:table-cell>
          <table:table-cell table:formula="of:=[.F144]-[.G144]" office:value-type="float" office:value="1.88158500000009" calcext:value-type="float">
            <text:p>1.88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advent-calendar-24-tips-seo-success-237121</text:p>
          </table:table-cell>
          <table:table-cell/>
          <table:table-cell office:value-type="float" office:value="14.3702060000001" calcext:value-type="float">
            <text:p>14.370206</text:p>
          </table:table-cell>
          <table:table-cell office:value-type="float" office:value="10.9499760000003" calcext:value-type="float">
            <text:p>10.949976</text:p>
          </table:table-cell>
          <table:table-cell table:formula="of:=[.C145]-[.D145]" office:value-type="float" office:value="3.4202299999998" calcext:value-type="float">
            <text:p>3.42023</text:p>
          </table:table-cell>
          <table:table-cell table:number-columns-repeated="2" office:value-type="float" office:value="7.84408700000131" calcext:value-type="float">
            <text:p>7.844087</text:p>
          </table:table-cell>
          <table:table-cell table:formula="of:=[.F145]-[.G1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7-fundamental-technical-seo-questions-to-answer-with-a-log-analysis-and-how-to-easily-do-it-245903</text:p>
          </table:table-cell>
          <table:table-cell/>
          <table:table-cell table:number-columns-repeated="2" office:value-type="float" office:value="9.93568400000004" calcext:value-type="float">
            <text:p>9.935684</text:p>
          </table:table-cell>
          <table:table-cell table:formula="of:=[.C146]-[.D146]" office:value-type="float" office:value="0" calcext:value-type="float">
            <text:p>0</text:p>
          </table:table-cell>
          <table:table-cell table:number-columns-repeated="2" office:value-type="float" office:value="2.98775900000328" calcext:value-type="float">
            <text:p>2.987759</text:p>
          </table:table-cell>
          <table:table-cell table:formula="of:=[.F146]-[.G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year-review-search-engine-lands-top-10-columns-2015-237752</text:p>
          </table:table-cell>
          <table:table-cell/>
          <table:table-cell table:number-columns-repeated="2" office:value-type="float" office:value="13.7798780000012" calcext:value-type="float">
            <text:p>13.779878</text:p>
          </table:table-cell>
          <table:table-cell table:formula="of:=[.C147]-[.D147]" office:value-type="float" office:value="0" calcext:value-type="float">
            <text:p>0</text:p>
          </table:table-cell>
          <table:table-cell office:value-type="float" office:value="2.01770299999771" calcext:value-type="float">
            <text:p>2.017703</text:p>
          </table:table-cell>
          <table:table-cell office:value-type="float" office:value="1.13657599999716" calcext:value-type="float">
            <text:p>1.136576</text:p>
          </table:table-cell>
          <table:table-cell table:formula="of:=[.F147]-[.G147]" office:value-type="float" office:value="0.88112700000055" calcext:value-type="float">
            <text:p>0.881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mp-results-google-news-doubles-268346</text:p>
          </table:table-cell>
          <table:table-cell/>
          <table:table-cell table:number-columns-repeated="2" office:value-type="float" office:value="12.599577" calcext:value-type="float">
            <text:p>12.599577</text:p>
          </table:table-cell>
          <table:table-cell table:formula="of:=[.C148]-[.D148]" office:value-type="float" office:value="0" calcext:value-type="float">
            <text:p>0</text:p>
          </table:table-cell>
          <table:table-cell office:value-type="float" office:value="2.35406000000057" calcext:value-type="float">
            <text:p>2.35406</text:p>
          </table:table-cell>
          <table:table-cell office:value-type="float" office:value="1.1241629999995" calcext:value-type="float">
            <text:p>1.124163</text:p>
          </table:table-cell>
          <table:table-cell table:formula="of:=[.F148]-[.G148]" office:value-type="float" office:value="1.22989700000107" calcext:value-type="float">
            <text:p>1.229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dvanced-seos-need-know-algorithm-updates-277147</text:p>
          </table:table-cell>
          <table:table-cell/>
          <table:table-cell table:number-columns-repeated="2" office:value-type="float" office:value="14.7407170000006" calcext:value-type="float">
            <text:p>14.740717</text:p>
          </table:table-cell>
          <table:table-cell table:formula="of:=[.C149]-[.D149]" office:value-type="float" office:value="0" calcext:value-type="float">
            <text:p>0</text:p>
          </table:table-cell>
          <table:table-cell office:value-type="float" office:value="2.08647100000235" calcext:value-type="float">
            <text:p>2.086471</text:p>
          </table:table-cell>
          <table:table-cell office:value-type="float" office:value="1.1208340000012" calcext:value-type="float">
            <text:p>1.120834</text:p>
          </table:table-cell>
          <table:table-cell table:formula="of:=[.F149]-[.G149]" office:value-type="float" office:value="0.96563700000115" calcext:value-type="float">
            <text:p>0.965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ocal-seo-wordpress-websites-240565</text:p>
          </table:table-cell>
          <table:table-cell/>
          <table:table-cell office:value-type="float" office:value="12.3936549999999" calcext:value-type="float">
            <text:p>12.393655</text:p>
          </table:table-cell>
          <table:table-cell office:value-type="float" office:value="12.3936549999999" calcext:value-type="float">
            <text:p>12.393655</text:p>
          </table:table-cell>
          <table:table-cell table:formula="of:=[.C150]-[.D150]" office:value-type="float" office:value="0" calcext:value-type="float">
            <text:p>0</text:p>
          </table:table-cell>
          <table:table-cell office:value-type="float" office:value="2.74014999999963" calcext:value-type="float">
            <text:p>2.74015</text:p>
          </table:table-cell>
          <table:table-cell office:value-type="float" office:value="1.1549529999993" calcext:value-type="float">
            <text:p>1.154953</text:p>
          </table:table-cell>
          <table:table-cell table:formula="of:=[.F150]-[.G150]" office:value-type="float" office:value="1.58519700000033" calcext:value-type="float">
            <text:p>1.585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ggest-google-ad-updates-also-quietest-258423</text:p>
          </table:table-cell>
          <table:table-cell/>
          <table:table-cell office:value-type="float" office:value="12.7351429999999" calcext:value-type="float">
            <text:p>12.735143</text:p>
          </table:table-cell>
          <table:table-cell office:value-type="float" office:value="10.5519160000003" calcext:value-type="float">
            <text:p>10.551916</text:p>
          </table:table-cell>
          <table:table-cell table:formula="of:=[.C151]-[.D151]" office:value-type="float" office:value="2.1832269999996" calcext:value-type="float">
            <text:p>2.183227</text:p>
          </table:table-cell>
          <table:table-cell office:value-type="float" office:value="1.58946800000194" calcext:value-type="float">
            <text:p>1.589468</text:p>
          </table:table-cell>
          <table:table-cell office:value-type="float" office:value="0.101446000004212" calcext:value-type="float">
            <text:p>0.101446</text:p>
          </table:table-cell>
          <table:table-cell table:formula="of:=[.F151]-[.G151]" office:value-type="float" office:value="1.48802199999773" calcext:value-type="float">
            <text:p>1.488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ttend-smx-advanced-seo-sem-tactics-work-rates-increase-next-week-272110</text:p>
          </table:table-cell>
          <table:table-cell/>
          <table:table-cell office:value-type="float" office:value="14.1065399999989" calcext:value-type="float">
            <text:p>14.10654</text:p>
          </table:table-cell>
          <table:table-cell office:value-type="float" office:value="14.1065399999989" calcext:value-type="float">
            <text:p>14.10654</text:p>
          </table:table-cell>
          <table:table-cell table:formula="of:=[.C152]-[.D152]" office:value-type="float" office:value="0" calcext:value-type="float">
            <text:p>0</text:p>
          </table:table-cell>
          <table:table-cell office:value-type="float" office:value="2.86818400000084" calcext:value-type="float">
            <text:p>2.868184</text:p>
          </table:table-cell>
          <table:table-cell office:value-type="float" office:value="2.26262599999973" calcext:value-type="float">
            <text:p>2.262626</text:p>
          </table:table-cell>
          <table:table-cell table:formula="of:=[.F152]-[.G152]" office:value-type="float" office:value="0.60555800000111" calcext:value-type="float">
            <text:p>0.605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ds-fidget-spinner-basket-easter-eggs-277473</text:p>
          </table:table-cell>
          <table:table-cell/>
          <table:table-cell table:number-columns-repeated="2" office:value-type="float" office:value="13.0208949999978" calcext:value-type="float">
            <text:p>13.020895</text:p>
          </table:table-cell>
          <table:table-cell table:formula="of:=[.C153]-[.D153]" office:value-type="float" office:value="0" calcext:value-type="float">
            <text:p>0</text:p>
          </table:table-cell>
          <table:table-cell office:value-type="float" office:value="2.28573800000049" calcext:value-type="float">
            <text:p>2.285738</text:p>
          </table:table-cell>
          <table:table-cell office:value-type="float" office:value="1.26102700000228" calcext:value-type="float">
            <text:p>1.261027</text:p>
          </table:table-cell>
          <table:table-cell table:formula="of:=[.F153]-[.G153]" office:value-type="float" office:value="1.02471099999821" calcext:value-type="float">
            <text:p>1.024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uilding-marketing-technology-team-bring-martech-270819</text:p>
          </table:table-cell>
          <table:table-cell/>
          <table:table-cell table:number-columns-repeated="2" office:value-type="float" office:value="11.993397000002" calcext:value-type="float">
            <text:p>11.993397</text:p>
          </table:table-cell>
          <table:table-cell table:formula="of:=[.C154]-[.D154]" office:value-type="float" office:value="0" calcext:value-type="float">
            <text:p>0</text:p>
          </table:table-cell>
          <table:table-cell table:number-columns-repeated="2" office:value-type="float" office:value="2.97122099999979" calcext:value-type="float">
            <text:p>2.971221</text:p>
          </table:table-cell>
          <table:table-cell table:formula="of:=[.F154]-[.G1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ads-rolls-expanded-device-targeting-globally-supports-mobile-campaigns-276840</text:p>
          </table:table-cell>
          <table:table-cell/>
          <table:table-cell table:number-columns-repeated="2" office:value-type="float" office:value="14.4171260000003" calcext:value-type="float">
            <text:p>14.417126</text:p>
          </table:table-cell>
          <table:table-cell table:formula="of:=[.C155]-[.D155]" office:value-type="float" office:value="0" calcext:value-type="float">
            <text:p>0</text:p>
          </table:table-cell>
          <table:table-cell office:value-type="float" office:value="2.30867199999921" calcext:value-type="float">
            <text:p>2.308672</text:p>
          </table:table-cell>
          <table:table-cell office:value-type="float" office:value="1.06504799999857" calcext:value-type="float">
            <text:p>1.065048</text:p>
          </table:table-cell>
          <table:table-cell table:formula="of:=[.F155]-[.G155]" office:value-type="float" office:value="1.24362400000064" calcext:value-type="float">
            <text:p>1.24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op-10-agency-considerations-marketing-automation-275832</text:p>
          </table:table-cell>
          <table:table-cell/>
          <table:table-cell office:value-type="float" office:value="9.80633999999918" calcext:value-type="float">
            <text:p>9.80634</text:p>
          </table:table-cell>
          <table:table-cell office:value-type="float" office:value="9.11123499999666" calcext:value-type="float">
            <text:p>9.111235</text:p>
          </table:table-cell>
          <table:table-cell table:formula="of:=[.C156]-[.D156]" office:value-type="float" office:value="0.695105000002521" calcext:value-type="float">
            <text:p>0.695105</text:p>
          </table:table-cell>
          <table:table-cell table:number-columns-repeated="2" office:value-type="float" office:value="2.73266299999887" calcext:value-type="float">
            <text:p>2.732663</text:p>
          </table:table-cell>
          <table:table-cell table:formula="of:=[.F156]-[.G1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1-2-3-smile-say-hi-to-search-engine-land-on-instagram-220237</text:p>
          </table:table-cell>
          <table:table-cell/>
          <table:table-cell table:number-columns-repeated="2" office:value-type="float" office:value="15.2415630000032" calcext:value-type="float">
            <text:p>15.241563</text:p>
          </table:table-cell>
          <table:table-cell table:formula="of:=[.C157]-[.D157]" office:value-type="float" office:value="0" calcext:value-type="float">
            <text:p>0</text:p>
          </table:table-cell>
          <table:table-cell office:value-type="float" office:value="2.03011100000003" calcext:value-type="float">
            <text:p>2.030111</text:p>
          </table:table-cell>
          <table:table-cell office:value-type="float" office:value="1.10223500000028" calcext:value-type="float">
            <text:p>1.102235</text:p>
          </table:table-cell>
          <table:table-cell table:formula="of:=[.F157]-[.G157]" office:value-type="float" office:value="0.92787599999975" calcext:value-type="float">
            <text:p>0.927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-pics-google-bathtub-table-bing-lunchbox-youtube-stairs-277753</text:p>
          </table:table-cell>
          <table:table-cell/>
          <table:table-cell office:value-type="float" office:value="13.4737190000014" calcext:value-type="float">
            <text:p>13.473719</text:p>
          </table:table-cell>
          <table:table-cell office:value-type="float" office:value="13.4737190000014" calcext:value-type="float">
            <text:p>13.473719</text:p>
          </table:table-cell>
          <table:table-cell table:formula="of:=[.C158]-[.D158]" office:value-type="float" office:value="0" calcext:value-type="float">
            <text:p>0</text:p>
          </table:table-cell>
          <table:table-cell office:value-type="float" office:value="3.05822099999932" calcext:value-type="float">
            <text:p>3.058221</text:p>
          </table:table-cell>
          <table:table-cell office:value-type="float" office:value="1.09861300000194" calcext:value-type="float">
            <text:p>1.098613</text:p>
          </table:table-cell>
          <table:table-cell table:formula="of:=[.F158]-[.G158]" office:value-type="float" office:value="1.95960799999738" calcext:value-type="float">
            <text:p>1.959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aid-search-kpi-says-273702</text:p>
          </table:table-cell>
          <table:table-cell/>
          <table:table-cell office:value-type="float" office:value="13.3115680000001" calcext:value-type="float">
            <text:p>13.311568</text:p>
          </table:table-cell>
          <table:table-cell office:value-type="float" office:value="13.3115680000001" calcext:value-type="float">
            <text:p>13.311568</text:p>
          </table:table-cell>
          <table:table-cell table:formula="of:=[.C159]-[.D159]" office:value-type="float" office:value="0" calcext:value-type="float">
            <text:p>0</text:p>
          </table:table-cell>
          <table:table-cell office:value-type="float" office:value="2.95972999999867" calcext:value-type="float">
            <text:p>2.95973</text:p>
          </table:table-cell>
          <table:table-cell office:value-type="float" office:value="1.20294300000023" calcext:value-type="float">
            <text:p>1.202943</text:p>
          </table:table-cell>
          <table:table-cell table:formula="of:=[.F159]-[.G159]" office:value-type="float" office:value="1.75678699999844" calcext:value-type="float">
            <text:p>1.756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cret-writing-awesome-local-content-255234</text:p>
          </table:table-cell>
          <table:table-cell/>
          <table:table-cell office:value-type="float" office:value="14.0923860000003" calcext:value-type="float">
            <text:p>14.092386</text:p>
          </table:table-cell>
          <table:table-cell office:value-type="float" office:value="12.6133030000019" calcext:value-type="float">
            <text:p>12.613303</text:p>
          </table:table-cell>
          <table:table-cell table:formula="of:=[.C160]-[.D160]" office:value-type="float" office:value="1.4790829999984" calcext:value-type="float">
            <text:p>1.479083</text:p>
          </table:table-cell>
          <table:table-cell office:value-type="float" office:value="3.072936999999" calcext:value-type="float">
            <text:p>3.072937</text:p>
          </table:table-cell>
          <table:table-cell office:value-type="float" office:value="0.994810999998662" calcext:value-type="float">
            <text:p>0.994811</text:p>
          </table:table-cell>
          <table:table-cell table:formula="of:=[.F160]-[.G160]" office:value-type="float" office:value="2.07812600000034" calcext:value-type="float">
            <text:p>2.078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data-google-monthly-search-volume-dwarfs-rivals-mobile-advantage-269120</text:p>
          </table:table-cell>
          <table:table-cell/>
          <table:table-cell office:value-type="float" office:value="13.6146370000024" calcext:value-type="float">
            <text:p>13.614637</text:p>
          </table:table-cell>
          <table:table-cell office:value-type="float" office:value="13.2389270000021" calcext:value-type="float">
            <text:p>13.238927</text:p>
          </table:table-cell>
          <table:table-cell table:formula="of:=[.C161]-[.D161]" office:value-type="float" office:value="0.3757100000003" calcext:value-type="float">
            <text:p>0.37571</text:p>
          </table:table-cell>
          <table:table-cell office:value-type="float" office:value="2.79422800000248" calcext:value-type="float">
            <text:p>2.794228</text:p>
          </table:table-cell>
          <table:table-cell office:value-type="float" office:value="2.79422800000248" calcext:value-type="float">
            <text:p>2.794228</text:p>
          </table:table-cell>
          <table:table-cell table:formula="of:=[.F161]-[.G1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wordpress-amp-google-fake-reviews-issue-277178</text:p>
          </table:table-cell>
          <table:table-cell/>
          <table:table-cell table:number-columns-repeated="2" office:value-type="float" office:value="8.76660199999969" calcext:value-type="float">
            <text:p>8.766602</text:p>
          </table:table-cell>
          <table:table-cell table:formula="of:=[.C162]-[.D162]" office:value-type="float" office:value="0" calcext:value-type="float">
            <text:p>0</text:p>
          </table:table-cell>
          <table:table-cell office:value-type="float" office:value="2.20412100000067" calcext:value-type="float">
            <text:p>2.204121</text:p>
          </table:table-cell>
          <table:table-cell office:value-type="float" office:value="1.15065600000071" calcext:value-type="float">
            <text:p>1.150656</text:p>
          </table:table-cell>
          <table:table-cell table:formula="of:=[.F162]-[.G162]" office:value-type="float" office:value="1.05346499999996" calcext:value-type="float">
            <text:p>1.053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rip-dmoz-open-directory-project-closing-270291</text:p>
          </table:table-cell>
          <table:table-cell/>
          <table:table-cell table:number-columns-repeated="2" office:value-type="float" office:value="8.20527500000026" calcext:value-type="float">
            <text:p>8.205275</text:p>
          </table:table-cell>
          <table:table-cell table:formula="of:=[.C163]-[.D163]" office:value-type="float" office:value="0" calcext:value-type="float">
            <text:p>0</text:p>
          </table:table-cell>
          <table:table-cell table:number-columns-repeated="2" office:value-type="float" office:value="7.0846789999996" calcext:value-type="float">
            <text:p>7.084679</text:p>
          </table:table-cell>
          <table:table-cell table:formula="of:=[.F163]-[.G16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o-2017-mobile-optimisation-competitive-advantage-265760</text:p>
          </table:table-cell>
          <table:table-cell/>
          <table:table-cell office:value-type="float" office:value="8.69223499999862" calcext:value-type="float">
            <text:p>8.692235</text:p>
          </table:table-cell>
          <table:table-cell office:value-type="float" office:value="7.45430800000031" calcext:value-type="float">
            <text:p>7.454308</text:p>
          </table:table-cell>
          <table:table-cell table:formula="of:=[.C164]-[.D164]" office:value-type="float" office:value="1.23792699999831" calcext:value-type="float">
            <text:p>1.237927</text:p>
          </table:table-cell>
          <table:table-cell office:value-type="float" office:value="2.23015599999781" calcext:value-type="float">
            <text:p>2.230156</text:p>
          </table:table-cell>
          <table:table-cell office:value-type="float" office:value="1.19098499999745" calcext:value-type="float">
            <text:p>1.190985</text:p>
          </table:table-cell>
          <table:table-cell table:formula="of:=[.F164]-[.G164]" office:value-type="float" office:value="1.03917100000036" calcext:value-type="float">
            <text:p>1.039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pc-paydirt-check-top-paid-search-columns-2015-237929</text:p>
          </table:table-cell>
          <table:table-cell/>
          <table:table-cell office:value-type="float" office:value="13.9315579999984" calcext:value-type="float">
            <text:p>13.931558</text:p>
          </table:table-cell>
          <table:table-cell office:value-type="float" office:value="13.1121299999995" calcext:value-type="float">
            <text:p>13.11213</text:p>
          </table:table-cell>
          <table:table-cell table:formula="of:=[.C165]-[.D165]" office:value-type="float" office:value="0.819427999998899" calcext:value-type="float">
            <text:p>0.819428</text:p>
          </table:table-cell>
          <table:table-cell office:value-type="float" office:value="1.85474199999953" calcext:value-type="float">
            <text:p>1.854742</text:p>
          </table:table-cell>
          <table:table-cell office:value-type="float" office:value="0.982504999999942" calcext:value-type="float">
            <text:p>0.982505</text:p>
          </table:table-cell>
          <table:table-cell table:formula="of:=[.F165]-[.G165]" office:value-type="float" office:value="0.872236999999588" calcext:value-type="float">
            <text:p>0.872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updates-dmca-takedowns-copyright-removal-process-273615</text:p>
          </table:table-cell>
          <table:table-cell/>
          <table:table-cell office:value-type="float" office:value="13.3016199999984" calcext:value-type="float">
            <text:p>13.30162</text:p>
          </table:table-cell>
          <table:table-cell office:value-type="float" office:value="11.8730490000053" calcext:value-type="float">
            <text:p>11.873049</text:p>
          </table:table-cell>
          <table:table-cell table:formula="of:=[.C166]-[.D166]" office:value-type="float" office:value="1.4285709999931" calcext:value-type="float">
            <text:p>1.428571</text:p>
          </table:table-cell>
          <table:table-cell table:number-columns-repeated="2" office:value-type="float" office:value="2.84056100000089" calcext:value-type="float">
            <text:p>2.840561</text:p>
          </table:table-cell>
          <table:table-cell table:formula="of:=[.F166]-[.G1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no-ok-google-cortana-update-can-make-default-assistant-android-277325</text:p>
          </table:table-cell>
          <table:table-cell/>
          <table:table-cell table:number-columns-repeated="2" office:value-type="float" office:value="13.0121530000033" calcext:value-type="float">
            <text:p>13.012153</text:p>
          </table:table-cell>
          <table:table-cell table:formula="of:=[.C167]-[.D167]" office:value-type="float" office:value="0" calcext:value-type="float">
            <text:p>0</text:p>
          </table:table-cell>
          <table:table-cell office:value-type="float" office:value="2.42674400000033" calcext:value-type="float">
            <text:p>2.426744</text:p>
          </table:table-cell>
          <table:table-cell office:value-type="float" office:value="1.13324100000319" calcext:value-type="float">
            <text:p>1.133241</text:p>
          </table:table-cell>
          <table:table-cell table:formula="of:=[.F167]-[.G167]" office:value-type="float" office:value="1.29350299999714" calcext:value-type="float">
            <text:p>1.293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local-seo-beyond-the-browser-244797</text:p>
          </table:table-cell>
          <table:table-cell/>
          <table:table-cell table:number-columns-repeated="2" office:value-type="float" office:value="16.0613990000002" calcext:value-type="float">
            <text:p>16.061399</text:p>
          </table:table-cell>
          <table:table-cell table:formula="of:=[.C168]-[.D168]" office:value-type="float" office:value="0" calcext:value-type="float">
            <text:p>0</text:p>
          </table:table-cell>
          <table:table-cell office:value-type="float" office:value="2.37859499999922" calcext:value-type="float">
            <text:p>2.378595</text:p>
          </table:table-cell>
          <table:table-cell office:value-type="float" office:value="1.11555499999941" calcext:value-type="float">
            <text:p>1.115555</text:p>
          </table:table-cell>
          <table:table-cell table:formula="of:=[.F168]-[.G168]" office:value-type="float" office:value="1.26303999999981" calcext:value-type="float">
            <text:p>1.26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publishes-best-practices-search-engine-friendly-progressive-web-apps-pwas-262871</text:p>
          </table:table-cell>
          <table:table-cell/>
          <table:table-cell office:value-type="float" office:value="11.7996469999998" calcext:value-type="float">
            <text:p>11.799647</text:p>
          </table:table-cell>
          <table:table-cell office:value-type="float" office:value="11.7996469999998" calcext:value-type="float">
            <text:p>11.799647</text:p>
          </table:table-cell>
          <table:table-cell table:formula="of:=[.C169]-[.D169]" office:value-type="float" office:value="0" calcext:value-type="float">
            <text:p>0</text:p>
          </table:table-cell>
          <table:table-cell office:value-type="float" office:value="2.23323699999992" calcext:value-type="float">
            <text:p>2.233237</text:p>
          </table:table-cell>
          <table:table-cell office:value-type="float" office:value="1.09832599999981" calcext:value-type="float">
            <text:p>1.098326</text:p>
          </table:table-cell>
          <table:table-cell table:formula="of:=[.F169]-[.G169]" office:value-type="float" office:value="1.13491100000011" calcext:value-type="float">
            <text:p>1.134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dmoz-has-officially-closed-271530</text:p>
          </table:table-cell>
          <table:table-cell/>
          <table:table-cell table:number-columns-repeated="2" office:value-type="float" office:value="13.1654000000017" calcext:value-type="float">
            <text:p>13.1654</text:p>
          </table:table-cell>
          <table:table-cell table:formula="of:=[.C170]-[.D170]" office:value-type="float" office:value="0" calcext:value-type="float">
            <text:p>0</text:p>
          </table:table-cell>
          <table:table-cell office:value-type="float" office:value="2.51134999999886" calcext:value-type="float">
            <text:p>2.51135</text:p>
          </table:table-cell>
          <table:table-cell office:value-type="float" office:value="1.0626799999991" calcext:value-type="float">
            <text:p>1.06268</text:p>
          </table:table-cell>
          <table:table-cell table:formula="of:=[.F170]-[.G170]" office:value-type="float" office:value="1.44866999999976" calcext:value-type="float">
            <text:p>1.44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6-local-marketing-lessons-learned-comiccon-225449</text:p>
          </table:table-cell>
          <table:table-cell/>
          <table:table-cell table:number-columns-repeated="2" office:value-type="float" office:value="13.6248719999967" calcext:value-type="float">
            <text:p>13.624872</text:p>
          </table:table-cell>
          <table:table-cell table:formula="of:=[.C171]-[.D171]" office:value-type="float" office:value="0" calcext:value-type="float">
            <text:p>0</text:p>
          </table:table-cell>
          <table:table-cell office:value-type="float" office:value="2.37022700000125" calcext:value-type="float">
            <text:p>2.370227</text:p>
          </table:table-cell>
          <table:table-cell office:value-type="float" office:value="1.11771200000113" calcext:value-type="float">
            <text:p>1.117712</text:p>
          </table:table-cell>
          <table:table-cell table:formula="of:=[.F171]-[.G171]" office:value-type="float" office:value="1.25251500000012" calcext:value-type="float">
            <text:p>1.252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hotel-ads-price-trends-275390</text:p>
          </table:table-cell>
          <table:table-cell/>
          <table:table-cell office:value-type="float" office:value="14.6386860000021" calcext:value-type="float">
            <text:p>14.638686</text:p>
          </table:table-cell>
          <table:table-cell office:value-type="float" office:value="13.1326980000013" calcext:value-type="float">
            <text:p>13.132698</text:p>
          </table:table-cell>
          <table:table-cell table:formula="of:=[.C172]-[.D172]" office:value-type="float" office:value="1.5059880000008" calcext:value-type="float">
            <text:p>1.505988</text:p>
          </table:table-cell>
          <table:table-cell office:value-type="float" office:value="4.47698200000013" calcext:value-type="float">
            <text:p>4.476982</text:p>
          </table:table-cell>
          <table:table-cell office:value-type="float" office:value="3.89066199999979" calcext:value-type="float">
            <text:p>3.890662</text:p>
          </table:table-cell>
          <table:table-cell table:formula="of:=[.F172]-[.G172]" office:value-type="float" office:value="0.58632000000034" calcext:value-type="float">
            <text:p>0.58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forget-testimonials-page-2016-year-reviews-239395</text:p>
          </table:table-cell>
          <table:table-cell/>
          <table:table-cell office:value-type="float" office:value="13.5361489999996" calcext:value-type="float">
            <text:p>13.536149</text:p>
          </table:table-cell>
          <table:table-cell office:value-type="float" office:value="13.5361489999996" calcext:value-type="float">
            <text:p>13.536149</text:p>
          </table:table-cell>
          <table:table-cell table:formula="of:=[.C173]-[.D173]" office:value-type="float" office:value="0" calcext:value-type="float">
            <text:p>0</text:p>
          </table:table-cell>
          <table:table-cell office:value-type="float" office:value="2.11236900000222" calcext:value-type="float">
            <text:p>2.112369</text:p>
          </table:table-cell>
          <table:table-cell office:value-type="float" office:value="1.21846400000141" calcext:value-type="float">
            <text:p>1.218464</text:p>
          </table:table-cell>
          <table:table-cell table:formula="of:=[.F173]-[.G173]" office:value-type="float" office:value="0.89390500000081" calcext:value-type="float">
            <text:p>0.893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7-real-world-tips-better-social-engagement-275453</text:p>
          </table:table-cell>
          <table:table-cell/>
          <table:table-cell table:number-columns-repeated="2" office:value-type="float" office:value="9.70824100000027" calcext:value-type="float">
            <text:p>9.708241</text:p>
          </table:table-cell>
          <table:table-cell table:formula="of:=[.C174]-[.D174]" office:value-type="float" office:value="0" calcext:value-type="float">
            <text:p>0</text:p>
          </table:table-cell>
          <table:table-cell office:value-type="float" office:value="2.35298799999873" calcext:value-type="float">
            <text:p>2.352988</text:p>
          </table:table-cell>
          <table:table-cell office:value-type="float" office:value="0.985465999998264" calcext:value-type="float">
            <text:p>0.985466</text:p>
          </table:table-cell>
          <table:table-cell table:formula="of:=[.F174]-[.G174]" office:value-type="float" office:value="1.36752200000047" calcext:value-type="float">
            <text:p>1.367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pc-strategy-planning-beyond-click-276678</text:p>
          </table:table-cell>
          <table:table-cell/>
          <table:table-cell table:number-columns-repeated="2" office:value-type="float" office:value="9.3683889999993" calcext:value-type="float">
            <text:p>9.368389</text:p>
          </table:table-cell>
          <table:table-cell table:formula="of:=[.C175]-[.D175]" office:value-type="float" office:value="0" calcext:value-type="float">
            <text:p>0</text:p>
          </table:table-cell>
          <table:table-cell office:value-type="float" office:value="2.0587259999993" calcext:value-type="float">
            <text:p>2.058726</text:p>
          </table:table-cell>
          <table:table-cell office:value-type="float" office:value="1.03401600000143" calcext:value-type="float">
            <text:p>1.034016</text:p>
          </table:table-cell>
          <table:table-cell table:formula="of:=[.F175]-[.G175]" office:value-type="float" office:value="1.02470999999787" calcext:value-type="float">
            <text:p>1.02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adwords-store-visits-distance-location-reports-263878</text:p>
          </table:table-cell>
          <table:table-cell/>
          <table:table-cell table:number-columns-repeated="2" office:value-type="float" office:value="13.9559730000001" calcext:value-type="float">
            <text:p>13.955973</text:p>
          </table:table-cell>
          <table:table-cell table:formula="of:=[.C176]-[.D176]" office:value-type="float" office:value="0" calcext:value-type="float">
            <text:p>0</text:p>
          </table:table-cell>
          <table:table-cell office:value-type="float" office:value="1.21873199999936" calcext:value-type="float">
            <text:p>1.218732</text:p>
          </table:table-cell>
          <table:table-cell office:value-type="float" office:value="0.0581899999997381" calcext:value-type="float">
            <text:p>0.05819</text:p>
          </table:table-cell>
          <table:table-cell table:formula="of:=[.F176]-[.G176]" office:value-type="float" office:value="1.16054199999962" calcext:value-type="float">
            <text:p>1.16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offline-conversion-imports-adwords-google-business-updates-275341</text:p>
          </table:table-cell>
          <table:table-cell/>
          <table:table-cell table:number-columns-repeated="2" office:value-type="float" office:value="14.098539999999" calcext:value-type="float">
            <text:p>14.09854</text:p>
          </table:table-cell>
          <table:table-cell table:formula="of:=[.C177]-[.D177]" office:value-type="float" office:value="0" calcext:value-type="float">
            <text:p>0</text:p>
          </table:table-cell>
          <table:table-cell office:value-type="float" office:value="1.87698699999964" calcext:value-type="float">
            <text:p>1.876987</text:p>
          </table:table-cell>
          <table:table-cell office:value-type="float" office:value="1.19102100000237" calcext:value-type="float">
            <text:p>1.191021</text:p>
          </table:table-cell>
          <table:table-cell table:formula="of:=[.F177]-[.G177]" office:value-type="float" office:value="0.68596599999727" calcext:value-type="float">
            <text:p>0.685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google-job-schema-google-mobile-first-seo-movie-277502</text:p>
          </table:table-cell>
          <table:table-cell/>
          <table:table-cell table:number-columns-repeated="2" office:value-type="float" office:value="14.3296430000009" calcext:value-type="float">
            <text:p>14.329643</text:p>
          </table:table-cell>
          <table:table-cell table:formula="of:=[.C178]-[.D178]" office:value-type="float" office:value="0" calcext:value-type="float">
            <text:p>0</text:p>
          </table:table-cell>
          <table:table-cell office:value-type="float" office:value="2.16861400000016" calcext:value-type="float">
            <text:p>2.168614</text:p>
          </table:table-cell>
          <table:table-cell office:value-type="float" office:value="0.906327999999123" calcext:value-type="float">
            <text:p>0.906328</text:p>
          </table:table-cell>
          <table:table-cell table:formula="of:=[.F178]-[.G178]" office:value-type="float" office:value="1.26228600000104" calcext:value-type="float">
            <text:p>1.262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shopping-ads-retailer-outlet-used-items-263725</text:p>
          </table:table-cell>
          <table:table-cell/>
          <table:table-cell table:number-columns-repeated="2" office:value-type="float" office:value="8.80918499999916" calcext:value-type="float">
            <text:p>8.809185</text:p>
          </table:table-cell>
          <table:table-cell table:formula="of:=[.C179]-[.D179]" office:value-type="float" office:value="0" calcext:value-type="float">
            <text:p>0</text:p>
          </table:table-cell>
          <table:table-cell office:value-type="float" office:value="3.06947000000036" calcext:value-type="float">
            <text:p>3.06947</text:p>
          </table:table-cell>
          <table:table-cell office:value-type="float" office:value="1.29002900000023" calcext:value-type="float">
            <text:p>1.290029</text:p>
          </table:table-cell>
          <table:table-cell table:formula="of:=[.F179]-[.G179]" office:value-type="float" office:value="1.77944100000013" calcext:value-type="float">
            <text:p>1.779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eat-local-top-10-local-search-columns-2016-264767</text:p>
          </table:table-cell>
          <table:table-cell/>
          <table:table-cell table:number-columns-repeated="2" office:value-type="float" office:value="13.0406610000009" calcext:value-type="float">
            <text:p>13.040661</text:p>
          </table:table-cell>
          <table:table-cell table:formula="of:=[.C180]-[.D180]" office:value-type="float" office:value="0" calcext:value-type="float">
            <text:p>0</text:p>
          </table:table-cell>
          <table:table-cell office:value-type="float" office:value="2.61389799999961" calcext:value-type="float">
            <text:p>2.613898</text:p>
          </table:table-cell>
          <table:table-cell office:value-type="float" office:value="1.1623129999989" calcext:value-type="float">
            <text:p>1.162313</text:p>
          </table:table-cell>
          <table:table-cell table:formula="of:=[.F180]-[.G180]" office:value-type="float" office:value="1.45158500000071" calcext:value-type="float">
            <text:p>1.45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dvertisers-consider-pausing-google-local-inventory-ads-268081</text:p>
          </table:table-cell>
          <table:table-cell/>
          <table:table-cell table:number-columns-repeated="2" office:value-type="float" office:value="13.2946560000019" calcext:value-type="float">
            <text:p>13.294656</text:p>
          </table:table-cell>
          <table:table-cell table:formula="of:=[.C181]-[.D181]" office:value-type="float" office:value="0" calcext:value-type="float">
            <text:p>0</text:p>
          </table:table-cell>
          <table:table-cell office:value-type="float" office:value="2.92828399999962" calcext:value-type="float">
            <text:p>2.928284</text:p>
          </table:table-cell>
          <table:table-cell office:value-type="float" office:value="1.06431200000043" calcext:value-type="float">
            <text:p>1.064312</text:p>
          </table:table-cell>
          <table:table-cell table:formula="of:=[.F181]-[.G181]" office:value-type="float" office:value="1.86397199999919" calcext:value-type="float">
            <text:p>1.863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ppc-data-new-vs-existing-customers-sheds-light-user-behavior-optimization-opportunities-243412</text:p>
          </table:table-cell>
          <table:table-cell/>
          <table:table-cell table:number-columns-repeated="2" office:value-type="float" office:value="12.7085139999999" calcext:value-type="float">
            <text:p>12.708514</text:p>
          </table:table-cell>
          <table:table-cell table:formula="of:=[.C182]-[.D182]" office:value-type="float" office:value="0" calcext:value-type="float">
            <text:p>0</text:p>
          </table:table-cell>
          <table:table-cell office:value-type="float" office:value="2.0724909999999" calcext:value-type="float">
            <text:p>2.072491</text:p>
          </table:table-cell>
          <table:table-cell office:value-type="float" office:value="1.11586300000044" calcext:value-type="float">
            <text:p>1.115863</text:p>
          </table:table-cell>
          <table:table-cell table:formula="of:=[.F182]-[.G182]" office:value-type="float" office:value="0.95662799999946" calcext:value-type="float">
            <text:p>0.956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amp-ecommerce-case-study-event-ticket-center-277444</text:p>
          </table:table-cell>
          <table:table-cell/>
          <table:table-cell office:value-type="float" office:value="14.0718070000003" calcext:value-type="float">
            <text:p>14.071807</text:p>
          </table:table-cell>
          <table:table-cell office:value-type="float" office:value="14.0718070000003" calcext:value-type="float">
            <text:p>14.071807</text:p>
          </table:table-cell>
          <table:table-cell table:formula="of:=[.C183]-[.D183]" office:value-type="float" office:value="0" calcext:value-type="float">
            <text:p>0</text:p>
          </table:table-cell>
          <table:table-cell office:value-type="float" office:value="2.09951600000022" calcext:value-type="float">
            <text:p>2.099516</text:p>
          </table:table-cell>
          <table:table-cell office:value-type="float" office:value="1.18838100000084" calcext:value-type="float">
            <text:p>1.188381</text:p>
          </table:table-cell>
          <table:table-cell table:formula="of:=[.F183]-[.G183]" office:value-type="float" office:value="0.91113499999938" calcext:value-type="float">
            <text:p>0.91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s-one-true-answer-problem-featured-snippets-270549</text:p>
          </table:table-cell>
          <table:table-cell/>
          <table:table-cell office:value-type="float" office:value="11.2775609999999" calcext:value-type="float">
            <text:p>11.277561</text:p>
          </table:table-cell>
          <table:table-cell office:value-type="float" office:value="8.78539900000031" calcext:value-type="float">
            <text:p>8.785399</text:p>
          </table:table-cell>
          <table:table-cell table:formula="of:=[.C184]-[.D184]" office:value-type="float" office:value="2.49216199999959" calcext:value-type="float">
            <text:p>2.492162</text:p>
          </table:table-cell>
          <table:table-cell table:number-columns-repeated="2" office:value-type="float" office:value="2.40827600000193" calcext:value-type="float">
            <text:p>2.408276</text:p>
          </table:table-cell>
          <table:table-cell table:formula="of:=[.F184]-[.G18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now-can-schedule-offline-conversion-imports-adwords-275307</text:p>
          </table:table-cell>
          <table:table-cell/>
          <table:table-cell table:number-columns-repeated="2" office:value-type="float" office:value="13.5671909999983" calcext:value-type="float">
            <text:p>13.567191</text:p>
          </table:table-cell>
          <table:table-cell table:formula="of:=[.C185]-[.D185]" office:value-type="float" office:value="0" calcext:value-type="float">
            <text:p>0</text:p>
          </table:table-cell>
          <table:table-cell table:number-columns-repeated="2" office:value-type="float" office:value="2.18325900000127" calcext:value-type="float">
            <text:p>2.183259</text:p>
          </table:table-cell>
          <table:table-cell table:formula="of:=[.F185]-[.G1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compare-9-paid-search-campaign-management-tools-276781</text:p>
          </table:table-cell>
          <table:table-cell/>
          <table:table-cell table:number-columns-repeated="2" office:value-type="float" office:value="9.50280500000008" calcext:value-type="float">
            <text:p>9.502805</text:p>
          </table:table-cell>
          <table:table-cell table:formula="of:=[.C186]-[.D186]" office:value-type="float" office:value="0" calcext:value-type="float">
            <text:p>0</text:p>
          </table:table-cell>
          <table:table-cell office:value-type="float" office:value="2.45829199999935" calcext:value-type="float">
            <text:p>2.458292</text:p>
          </table:table-cell>
          <table:table-cell office:value-type="float" office:value="1.35715999999593" calcext:value-type="float">
            <text:p>1.35716</text:p>
          </table:table-cell>
          <table:table-cell table:formula="of:=[.F186]-[.G186]" office:value-type="float" office:value="1.10113200000342" calcext:value-type="float">
            <text:p>1.101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google-merchant-center-multiple-account-login-273139</text:p>
          </table:table-cell>
          <table:table-cell/>
          <table:table-cell table:number-columns-repeated="2" office:value-type="float" office:value="14.0058369999997" calcext:value-type="float">
            <text:p>14.005837</text:p>
          </table:table-cell>
          <table:table-cell table:formula="of:=[.C187]-[.D187]" office:value-type="float" office:value="0" calcext:value-type="float">
            <text:p>0</text:p>
          </table:table-cell>
          <table:table-cell office:value-type="float" office:value="2.2804900000001" calcext:value-type="float">
            <text:p>2.28049</text:p>
          </table:table-cell>
          <table:table-cell office:value-type="float" office:value="0.983684999999244" calcext:value-type="float">
            <text:p>0.983685</text:p>
          </table:table-cell>
          <table:table-cell table:formula="of:=[.F187]-[.G187]" office:value-type="float" office:value="1.29680500000086" calcext:value-type="float">
            <text:p>1.296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chromes-devtools-seo-10-ways-use-seo-audits-266433</text:p>
          </table:table-cell>
          <table:table-cell/>
          <table:table-cell table:number-columns-repeated="2" office:value-type="float" office:value="9.45865099999901" calcext:value-type="float">
            <text:p>9.458651</text:p>
          </table:table-cell>
          <table:table-cell table:formula="of:=[.C188]-[.D188]" office:value-type="float" office:value="0" calcext:value-type="float">
            <text:p>0</text:p>
          </table:table-cell>
          <table:table-cell office:value-type="float" office:value="3.13407999999981" calcext:value-type="float">
            <text:p>3.13408</text:p>
          </table:table-cell>
          <table:table-cell office:value-type="float" office:value="1.371694999998" calcext:value-type="float">
            <text:p>1.371695</text:p>
          </table:table-cell>
          <table:table-cell table:formula="of:=[.F188]-[.G188]" office:value-type="float" office:value="1.76238500000181" calcext:value-type="float">
            <text:p>1.762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searchcap-google-redesign-local-panels-adwords-roadmap-artificial-intelligence-276552</text:p>
          </table:table-cell>
          <table:table-cell/>
          <table:table-cell office:value-type="float" office:value="13.6223009999994" calcext:value-type="float">
            <text:p>13.622301</text:p>
          </table:table-cell>
          <table:table-cell office:value-type="float" office:value="13.1159279999992" calcext:value-type="float">
            <text:p>13.115928</text:p>
          </table:table-cell>
          <table:table-cell table:formula="of:=[.C189]-[.D189]" office:value-type="float" office:value="0.506373000000199" calcext:value-type="float">
            <text:p>0.506373</text:p>
          </table:table-cell>
          <table:table-cell office:value-type="float" office:value="2.46210900000005" calcext:value-type="float">
            <text:p>2.462109</text:p>
          </table:table-cell>
          <table:table-cell office:value-type="float" office:value="1.27078999999867" calcext:value-type="float">
            <text:p>1.27079</text:p>
          </table:table-cell>
          <table:table-cell table:formula="of:=[.F189]-[.G189]" office:value-type="float" office:value="1.19131900000138" calcext:value-type="float">
            <text:p>1.191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three-important-data-segmentations-google-paid-search-analysis-253761</text:p>
          </table:table-cell>
          <table:table-cell/>
          <table:table-cell table:number-columns-repeated="2" office:value-type="float" office:value="13.1584750000002" calcext:value-type="float">
            <text:p>13.158475</text:p>
          </table:table-cell>
          <table:table-cell table:formula="of:=[.C190]-[.D190]" office:value-type="float" office:value="0" calcext:value-type="float">
            <text:p>0</text:p>
          </table:table-cell>
          <table:table-cell table:number-columns-repeated="2" office:value-type="float" office:value="2.825713000002" calcext:value-type="float">
            <text:p>2.825713</text:p>
          </table:table-cell>
          <table:table-cell table:formula="of:=[.F190]-[.G19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fathers-day-2017-google-doodle-brings-back-cactus-family-mothers-day-277279</text:p>
          </table:table-cell>
          <table:table-cell/>
          <table:table-cell office:value-type="float" office:value="13.4777859999995" calcext:value-type="float">
            <text:p>13.477786</text:p>
          </table:table-cell>
          <table:table-cell office:value-type="float" office:value="13.4777859999995" calcext:value-type="float">
            <text:p>13.477786</text:p>
          </table:table-cell>
          <table:table-cell table:formula="of:=[.C191]-[.D191]" office:value-type="float" office:value="0" calcext:value-type="float">
            <text:p>0</text:p>
          </table:table-cell>
          <table:table-cell office:value-type="float" office:value="2.57203599999957" calcext:value-type="float">
            <text:p>2.572036</text:p>
          </table:table-cell>
          <table:table-cell office:value-type="float" office:value="1.56446099999903" calcext:value-type="float">
            <text:p>1.564461</text:p>
          </table:table-cell>
          <table:table-cell table:formula="of:=[.F191]-[.G191]" office:value-type="float" office:value="1.00757500000054" calcext:value-type="float">
            <text:p>1.007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rchengineland.com_bing-adds-trails-near-search-feature-find-perfect-hike-summer-275087</text:p>
          </table:table-cell>
          <table:table-cell/>
          <table:table-cell office:value-type="float" office:value="12.5362780000014" calcext:value-type="float">
            <text:p>12.536278</text:p>
          </table:table-cell>
          <table:table-cell office:value-type="float" office:value="12.5362780000014" calcext:value-type="float">
            <text:p>12.536278</text:p>
          </table:table-cell>
          <table:table-cell table:formula="of:=[.C192]-[.D192]" office:value-type="float" office:value="0" calcext:value-type="float">
            <text:p>0</text:p>
          </table:table-cell>
          <table:table-cell office:value-type="float" office:value="2.54788200000075" calcext:value-type="float">
            <text:p>2.547882</text:p>
          </table:table-cell>
          <table:table-cell office:value-type="float" office:value="1.16588599999886" calcext:value-type="float">
            <text:p>1.165886</text:p>
          </table:table-cell>
          <table:table-cell table:formula="of:=[.F192]-[.G192]" office:value-type="float" office:value="1.38199600000189" calcext:value-type="float">
            <text:p>1.38199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08:33:36.356521388</dc:date>
    <meta:editing-duration>PT2H47M3S</meta:editing-duration>
    <meta:editing-cycles>3</meta:editing-cycles>
    <meta:generator>LibreOffice/5.1.6.2$Linux_X86_64 LibreOffice_project/10m0$Build-2</meta:generator>
    <meta:document-statistic meta:table-count="1" meta:cell-count="1416" meta:object-count="0"/>
  </office:meta>
</office:document-meta>
</file>